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6e3af" officeooo:paragraph-rsid="00d3c3a7"/>
    </style:style>
    <style:style style:name="P85" style:family="paragraph" style:parent-style-name="Standard">
      <style:text-properties officeooo:rsid="006810af" officeooo:paragraph-rsid="006810af"/>
    </style:style>
    <style:style style:name="P86" style:family="paragraph" style:parent-style-name="Standard">
      <style:text-properties officeooo:rsid="00685a52" officeooo:paragraph-rsid="00685a52"/>
    </style:style>
    <style:style style:name="P87" style:family="paragraph" style:parent-style-name="Standard">
      <style:text-properties officeooo:rsid="006f0ad0" officeooo:paragraph-rsid="007095cf"/>
    </style:style>
    <style:style style:name="P88" style:family="paragraph" style:parent-style-name="Standard">
      <style:text-properties officeooo:rsid="00701dea" officeooo:paragraph-rsid="00701dea"/>
    </style:style>
    <style:style style:name="P89" style:family="paragraph" style:parent-style-name="Standard">
      <style:text-properties officeooo:rsid="00701dea" officeooo:paragraph-rsid="007095cf"/>
    </style:style>
    <style:style style:name="P90" style:family="paragraph" style:parent-style-name="Standard">
      <style:text-properties officeooo:rsid="00701dea" officeooo:paragraph-rsid="00756493"/>
    </style:style>
    <style:style style:name="P91" style:family="paragraph" style:parent-style-name="Standard">
      <style:text-properties officeooo:rsid="007095cf" officeooo:paragraph-rsid="007095cf"/>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24c58" officeooo:paragraph-rsid="00724c58"/>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63c77" officeooo:paragraph-rsid="0119d53d"/>
    </style:style>
    <style:style style:name="P111" style:family="paragraph" style:parent-style-name="Standard">
      <style:text-properties officeooo:rsid="009c10d9" officeooo:paragraph-rsid="009c10d9"/>
    </style:style>
    <style:style style:name="P112" style:family="paragraph" style:parent-style-name="Standard">
      <style:text-properties fo:font-style="normal" officeooo:rsid="008898ba" officeooo:paragraph-rsid="008898ba" style:font-style-asian="normal" style:font-style-complex="normal"/>
    </style:style>
    <style:style style:name="P113" style:family="paragraph" style:parent-style-name="Standard">
      <style:text-properties fo:font-style="normal" officeooo:rsid="0089fd36" officeooo:paragraph-rsid="0089fd36" style:font-style-asian="normal" style:font-style-complex="normal"/>
    </style:style>
    <style:style style:name="P114" style:family="paragraph" style:parent-style-name="Standard">
      <style:text-properties fo:font-style="normal" officeooo:rsid="008aca27" officeooo:paragraph-rsid="008aca27" style:font-style-asian="normal" style:font-style-complex="normal"/>
    </style:style>
    <style:style style:name="P115" style:family="paragraph" style:parent-style-name="Standard">
      <style:text-properties fo:font-style="normal" officeooo:rsid="0145fb50" officeooo:paragraph-rsid="0145fb50" style:font-style-asian="normal" style:font-style-complex="normal"/>
    </style:style>
    <style:style style:name="P116" style:family="paragraph" style:parent-style-name="Standard">
      <style:text-properties fo:font-style="normal" officeooo:rsid="0146cebe" officeooo:paragraph-rsid="0146cebe" style:font-style-asian="normal" style:font-style-complex="normal"/>
    </style:style>
    <style:style style:name="P117" style:family="paragraph" style:parent-style-name="Standard">
      <style:text-properties fo:font-style="normal" officeooo:rsid="0147cd46" officeooo:paragraph-rsid="0147cd46" style:font-style-asian="normal" style:font-style-complex="normal"/>
    </style:style>
    <style:style style:name="P118" style:family="paragraph" style:parent-style-name="Standard">
      <style:text-properties officeooo:rsid="009e4a33" officeooo:paragraph-rsid="009e4a33"/>
    </style:style>
    <style:style style:name="P119" style:family="paragraph" style:parent-style-name="Standard">
      <style:text-properties officeooo:rsid="009e56b9" officeooo:paragraph-rsid="009e56b9"/>
    </style:style>
    <style:style style:name="P120" style:family="paragraph" style:parent-style-name="Standard">
      <style:text-properties officeooo:rsid="00a1439c" officeooo:paragraph-rsid="00a1439c"/>
    </style:style>
    <style:style style:name="P121" style:family="paragraph" style:parent-style-name="Standard">
      <style:text-properties officeooo:rsid="00a17d88" officeooo:paragraph-rsid="00a17d88"/>
    </style:style>
    <style:style style:name="P122" style:family="paragraph" style:parent-style-name="Standard">
      <style:text-properties officeooo:rsid="00a3492d" officeooo:paragraph-rsid="00a3492d"/>
    </style:style>
    <style:style style:name="P123" style:family="paragraph" style:parent-style-name="Standard">
      <style:text-properties officeooo:rsid="00a4e59b" officeooo:paragraph-rsid="00a4e59b"/>
    </style:style>
    <style:style style:name="P124" style:family="paragraph" style:parent-style-name="Standard">
      <style:text-properties officeooo:rsid="00a4e59b" officeooo:paragraph-rsid="00a59b53"/>
    </style:style>
    <style:style style:name="P125" style:family="paragraph" style:parent-style-name="Standard">
      <style:text-properties officeooo:rsid="00a4e59b" officeooo:paragraph-rsid="00a964e0"/>
    </style:style>
    <style:style style:name="P126" style:family="paragraph" style:parent-style-name="Standard">
      <style:text-properties officeooo:rsid="00a4e59b" officeooo:paragraph-rsid="00ab956c"/>
    </style:style>
    <style:style style:name="P127" style:family="paragraph" style:parent-style-name="Standard">
      <style:text-properties officeooo:rsid="00a4e59b" officeooo:paragraph-rsid="00ad7994"/>
    </style:style>
    <style:style style:name="P128" style:family="paragraph" style:parent-style-name="Standard">
      <style:text-properties officeooo:rsid="00a842ed" officeooo:paragraph-rsid="00a842ed"/>
    </style:style>
    <style:style style:name="P129" style:family="paragraph" style:parent-style-name="Standard">
      <style:text-properties officeooo:rsid="00ab956c" officeooo:paragraph-rsid="00ab956c"/>
    </style:style>
    <style:style style:name="P130" style:family="paragraph" style:parent-style-name="Standard">
      <style:text-properties officeooo:rsid="00ad7994" officeooo:paragraph-rsid="00ad7994"/>
    </style:style>
    <style:style style:name="P131" style:family="paragraph" style:parent-style-name="Standard">
      <style:text-properties officeooo:rsid="00ad82c8" officeooo:paragraph-rsid="00ad82c8"/>
    </style:style>
    <style:style style:name="P132" style:family="paragraph" style:parent-style-name="Standard">
      <style:text-properties officeooo:rsid="00ae2458" officeooo:paragraph-rsid="00ae2458"/>
    </style:style>
    <style:style style:name="P133" style:family="paragraph" style:parent-style-name="Standard">
      <style:text-properties officeooo:rsid="00b17da3" officeooo:paragraph-rsid="00b20f12"/>
    </style:style>
    <style:style style:name="P134" style:family="paragraph" style:parent-style-name="Standard">
      <style:text-properties officeooo:rsid="00b17da3" officeooo:paragraph-rsid="00b3da86"/>
    </style:style>
    <style:style style:name="P135" style:family="paragraph" style:parent-style-name="Standard">
      <style:text-properties officeooo:rsid="00b3da86" officeooo:paragraph-rsid="00b3da86"/>
    </style:style>
    <style:style style:name="P136" style:family="paragraph" style:parent-style-name="Standard">
      <style:text-properties officeooo:rsid="00b90c96" officeooo:paragraph-rsid="00b90c96"/>
    </style:style>
    <style:style style:name="P137" style:family="paragraph" style:parent-style-name="Standard">
      <style:text-properties officeooo:rsid="00bcd48f" officeooo:paragraph-rsid="00bcd48f"/>
    </style:style>
    <style:style style:name="P138" style:family="paragraph" style:parent-style-name="Standard">
      <style:text-properties officeooo:rsid="00bd191a" officeooo:paragraph-rsid="00bd191a"/>
    </style:style>
    <style:style style:name="P139" style:family="paragraph" style:parent-style-name="Standard">
      <style:text-properties officeooo:rsid="00bd45e3" officeooo:paragraph-rsid="00bd45e3"/>
    </style:style>
    <style:style style:name="P140" style:family="paragraph" style:parent-style-name="Standard">
      <style:text-properties officeooo:rsid="00bf1354" officeooo:paragraph-rsid="00bf1354"/>
    </style:style>
    <style:style style:name="P141" style:family="paragraph" style:parent-style-name="Standard">
      <style:text-properties officeooo:rsid="00a59b53" officeooo:paragraph-rsid="00a59b53"/>
    </style:style>
    <style:style style:name="P142" style:family="paragraph" style:parent-style-name="Standard">
      <style:text-properties officeooo:rsid="00a59b53" officeooo:paragraph-rsid="00a964e0"/>
    </style:style>
    <style:style style:name="P143" style:family="paragraph" style:parent-style-name="Standard">
      <style:text-properties officeooo:rsid="00a964e0" officeooo:paragraph-rsid="00a964e0"/>
    </style:style>
    <style:style style:name="P144" style:family="paragraph" style:parent-style-name="Standard">
      <style:text-properties officeooo:rsid="00aa69a4" officeooo:paragraph-rsid="00ab956c"/>
    </style:style>
    <style:style style:name="P145" style:family="paragraph" style:parent-style-name="Standard">
      <style:text-properties officeooo:rsid="00c4a3da" officeooo:paragraph-rsid="00c4a3da"/>
    </style:style>
    <style:style style:name="P146" style:family="paragraph" style:parent-style-name="Standard">
      <style:text-properties officeooo:rsid="00c697bf" officeooo:paragraph-rsid="00c697bf"/>
    </style:style>
    <style:style style:name="P147" style:family="paragraph" style:parent-style-name="Standard">
      <style:text-properties officeooo:rsid="00c83d71" officeooo:paragraph-rsid="00c9fd0c"/>
    </style:style>
    <style:style style:name="P148" style:family="paragraph" style:parent-style-name="Standard">
      <style:text-properties officeooo:rsid="00c83d71" officeooo:paragraph-rsid="00cbbb08"/>
    </style:style>
    <style:style style:name="P149" style:family="paragraph" style:parent-style-name="Standard">
      <style:text-properties officeooo:rsid="00c83d71" officeooo:paragraph-rsid="00cc06de"/>
    </style:style>
    <style:style style:name="P150" style:family="paragraph" style:parent-style-name="Standard">
      <style:text-properties officeooo:rsid="00ce485a" officeooo:paragraph-rsid="00ce485a"/>
    </style:style>
    <style:style style:name="P151" style:family="paragraph" style:parent-style-name="Standard">
      <style:text-properties officeooo:rsid="00d41929" officeooo:paragraph-rsid="00d41929"/>
    </style:style>
    <style:style style:name="P152" style:family="paragraph" style:parent-style-name="Standard">
      <style:text-properties officeooo:rsid="00d41929" officeooo:paragraph-rsid="00d59254"/>
    </style:style>
    <style:style style:name="P153" style:family="paragraph" style:parent-style-name="Standard">
      <style:text-properties officeooo:rsid="00d59254" officeooo:paragraph-rsid="00d59254"/>
    </style:style>
    <style:style style:name="P154" style:family="paragraph" style:parent-style-name="Standard">
      <style:text-properties officeooo:rsid="00d59254" officeooo:paragraph-rsid="00d9880b"/>
    </style:style>
    <style:style style:name="P155" style:family="paragraph" style:parent-style-name="Standard">
      <style:text-properties officeooo:rsid="00d59254" officeooo:paragraph-rsid="00dcd87f"/>
    </style:style>
    <style:style style:name="P156" style:family="paragraph" style:parent-style-name="Standard">
      <style:text-properties officeooo:rsid="00c9fd0c" officeooo:paragraph-rsid="00cbbb08"/>
    </style:style>
    <style:style style:name="P157" style:family="paragraph" style:parent-style-name="Standard">
      <style:text-properties officeooo:rsid="00cbbb08" officeooo:paragraph-rsid="00cbbb08"/>
    </style:style>
    <style:style style:name="P158" style:family="paragraph" style:parent-style-name="Standard">
      <style:text-properties officeooo:rsid="00cbbb08" officeooo:paragraph-rsid="00cc06de"/>
    </style:style>
    <style:style style:name="P159" style:family="paragraph" style:parent-style-name="Standard">
      <style:text-properties officeooo:rsid="00cc06de" officeooo:paragraph-rsid="00cc06de"/>
    </style:style>
    <style:style style:name="P160" style:family="paragraph" style:parent-style-name="Standard">
      <style:text-properties officeooo:rsid="00daef60" officeooo:paragraph-rsid="00db2106"/>
    </style:style>
    <style:style style:name="P161" style:family="paragraph" style:parent-style-name="Standard">
      <style:text-properties officeooo:rsid="00db58ac" officeooo:paragraph-rsid="00db58ac"/>
    </style:style>
    <style:style style:name="P162" style:family="paragraph" style:parent-style-name="Standard">
      <style:text-properties officeooo:rsid="00de46a3" officeooo:paragraph-rsid="00de46a3"/>
    </style:style>
    <style:style style:name="P163" style:family="paragraph" style:parent-style-name="Standard">
      <style:text-properties officeooo:rsid="00e07e9c" officeooo:paragraph-rsid="00e07e9c"/>
    </style:style>
    <style:style style:name="P164" style:family="paragraph" style:parent-style-name="Standard">
      <style:text-properties officeooo:rsid="00d9880b" officeooo:paragraph-rsid="00d9880b"/>
    </style:style>
    <style:style style:name="P165" style:family="paragraph" style:parent-style-name="Standard">
      <style:text-properties officeooo:rsid="00db2106" officeooo:paragraph-rsid="00db2106"/>
    </style:style>
    <style:style style:name="P166" style:family="paragraph" style:parent-style-name="Standard">
      <style:text-properties officeooo:rsid="00e28408" officeooo:paragraph-rsid="00e28408"/>
    </style:style>
    <style:style style:name="P167" style:family="paragraph" style:parent-style-name="Standard">
      <style:text-properties officeooo:rsid="00e28408" officeooo:paragraph-rsid="00e65f9c"/>
    </style:style>
    <style:style style:name="P168" style:family="paragraph" style:parent-style-name="Standard">
      <style:text-properties officeooo:rsid="00e702bd" officeooo:paragraph-rsid="00e702bd"/>
    </style:style>
    <style:style style:name="P169" style:family="paragraph" style:parent-style-name="Standard">
      <style:text-properties officeooo:rsid="00e702bd" officeooo:paragraph-rsid="00e893b2"/>
    </style:style>
    <style:style style:name="P170" style:family="paragraph" style:parent-style-name="Standard">
      <style:text-properties officeooo:rsid="00e893b2" officeooo:paragraph-rsid="00e893b2"/>
    </style:style>
    <style:style style:name="P171" style:family="paragraph" style:parent-style-name="Standard">
      <style:text-properties officeooo:rsid="00e893b2" officeooo:paragraph-rsid="00e974c0"/>
    </style:style>
    <style:style style:name="P172" style:family="paragraph" style:parent-style-name="Standard">
      <style:text-properties officeooo:rsid="00e893b2" officeooo:paragraph-rsid="00eb4528"/>
    </style:style>
    <style:style style:name="P173" style:family="paragraph" style:parent-style-name="Standard">
      <style:text-properties officeooo:rsid="00eb4528" officeooo:paragraph-rsid="00eb4528"/>
    </style:style>
    <style:style style:name="P174" style:family="paragraph" style:parent-style-name="Standard">
      <style:text-properties officeooo:rsid="00eb4528" officeooo:paragraph-rsid="00f10998"/>
    </style:style>
    <style:style style:name="P175" style:family="paragraph" style:parent-style-name="Standard">
      <style:text-properties officeooo:rsid="00ed32d2" officeooo:paragraph-rsid="00ed32d2"/>
    </style:style>
    <style:style style:name="P176" style:family="paragraph" style:parent-style-name="Standard">
      <style:text-properties officeooo:rsid="00e65f9c" officeooo:paragraph-rsid="00e65f9c"/>
    </style:style>
    <style:style style:name="P177" style:family="paragraph" style:parent-style-name="Standard">
      <style:text-properties officeooo:rsid="00e974c0" officeooo:paragraph-rsid="00e974c0"/>
    </style:style>
    <style:style style:name="P178" style:family="paragraph" style:parent-style-name="Standard">
      <style:text-properties officeooo:rsid="00eedcce" officeooo:paragraph-rsid="00eedcce"/>
    </style:style>
    <style:style style:name="P179" style:family="paragraph" style:parent-style-name="Standard">
      <style:text-properties officeooo:rsid="00ef4d2f" officeooo:paragraph-rsid="00ef4d2f"/>
    </style:style>
    <style:style style:name="P180" style:family="paragraph" style:parent-style-name="Standard">
      <style:text-properties officeooo:rsid="00f01827" officeooo:paragraph-rsid="00f01827"/>
    </style:style>
    <style:style style:name="P181" style:family="paragraph" style:parent-style-name="Standard">
      <style:text-properties officeooo:rsid="00f10998" officeooo:paragraph-rsid="00f10998"/>
    </style:style>
    <style:style style:name="P182" style:family="paragraph" style:parent-style-name="Standard">
      <style:text-properties officeooo:rsid="00f6c852" officeooo:paragraph-rsid="00f6c852"/>
    </style:style>
    <style:style style:name="P183" style:family="paragraph" style:parent-style-name="Standard">
      <style:text-properties officeooo:rsid="00f8322f" officeooo:paragraph-rsid="00f8322f"/>
    </style:style>
    <style:style style:name="P184" style:family="paragraph" style:parent-style-name="Standard">
      <style:text-properties officeooo:rsid="00f92d06" officeooo:paragraph-rsid="00f92d06"/>
    </style:style>
    <style:style style:name="P185" style:family="paragraph" style:parent-style-name="Standard">
      <style:text-properties officeooo:rsid="00fae68f" officeooo:paragraph-rsid="00fae68f"/>
    </style:style>
    <style:style style:name="P186" style:family="paragraph" style:parent-style-name="Standard">
      <style:text-properties officeooo:rsid="00fd0023" officeooo:paragraph-rsid="00fd0023"/>
    </style:style>
    <style:style style:name="P187" style:family="paragraph" style:parent-style-name="Standard">
      <style:text-properties officeooo:rsid="00fe8261" officeooo:paragraph-rsid="00fe8261"/>
    </style:style>
    <style:style style:name="P188" style:family="paragraph" style:parent-style-name="Standard">
      <style:text-properties officeooo:rsid="00fe8261" officeooo:paragraph-rsid="00feefd9"/>
    </style:style>
    <style:style style:name="P189" style:family="paragraph" style:parent-style-name="Standard">
      <style:text-properties officeooo:rsid="00feefd9" officeooo:paragraph-rsid="00feefd9"/>
    </style:style>
    <style:style style:name="P190" style:family="paragraph" style:parent-style-name="Standard">
      <style:text-properties officeooo:rsid="00ff7e65" officeooo:paragraph-rsid="00ff7e65"/>
    </style:style>
    <style:style style:name="P191" style:family="paragraph" style:parent-style-name="Standard">
      <style:text-properties officeooo:rsid="01012a1f" officeooo:paragraph-rsid="01012a1f"/>
    </style:style>
    <style:style style:name="P192" style:family="paragraph" style:parent-style-name="Standard">
      <style:text-properties officeooo:rsid="0101ac2a" officeooo:paragraph-rsid="0101ac2a"/>
    </style:style>
    <style:style style:name="P193" style:family="paragraph" style:parent-style-name="Standard">
      <style:text-properties officeooo:rsid="01053fa8" officeooo:paragraph-rsid="01053fa8"/>
    </style:style>
    <style:style style:name="P194" style:family="paragraph" style:parent-style-name="Standard">
      <style:text-properties officeooo:rsid="010759de" officeooo:paragraph-rsid="010759de"/>
    </style:style>
    <style:style style:name="P195" style:family="paragraph" style:parent-style-name="Standard">
      <style:text-properties officeooo:rsid="01093011" officeooo:paragraph-rsid="01093011"/>
    </style:style>
    <style:style style:name="P196" style:family="paragraph" style:parent-style-name="Standard">
      <style:text-properties officeooo:rsid="01093011" officeooo:paragraph-rsid="010b9775"/>
    </style:style>
    <style:style style:name="P197" style:family="paragraph" style:parent-style-name="Standard">
      <style:text-properties officeooo:rsid="010b9775" officeooo:paragraph-rsid="010b9775"/>
    </style:style>
    <style:style style:name="P198" style:family="paragraph" style:parent-style-name="Standard">
      <style:text-properties officeooo:rsid="010b9775" officeooo:paragraph-rsid="010fbe1b"/>
    </style:style>
    <style:style style:name="P199" style:family="paragraph" style:parent-style-name="Standard">
      <style:text-properties officeooo:rsid="010b9775" officeooo:paragraph-rsid="0110b5e4"/>
    </style:style>
    <style:style style:name="P200" style:family="paragraph" style:parent-style-name="Standard">
      <style:text-properties officeooo:rsid="0110b5e4" officeooo:paragraph-rsid="0110b5e4"/>
    </style:style>
    <style:style style:name="P201" style:family="paragraph" style:parent-style-name="Standard">
      <style:text-properties officeooo:rsid="0110b5e4" officeooo:paragraph-rsid="01116b84"/>
    </style:style>
    <style:style style:name="P202" style:family="paragraph" style:parent-style-name="Standard">
      <style:text-properties officeooo:rsid="01116b84" officeooo:paragraph-rsid="01116b84"/>
    </style:style>
    <style:style style:name="P203" style:family="paragraph" style:parent-style-name="Standard">
      <style:text-properties officeooo:rsid="01164aed" officeooo:paragraph-rsid="01164aed"/>
    </style:style>
    <style:style style:name="P204" style:family="paragraph" style:parent-style-name="Standard">
      <style:text-properties officeooo:rsid="0117c60e" officeooo:paragraph-rsid="0117c60e"/>
    </style:style>
    <style:style style:name="P205" style:family="paragraph" style:parent-style-name="Standard">
      <style:text-properties officeooo:rsid="011961bb" officeooo:paragraph-rsid="011961bb"/>
    </style:style>
    <style:style style:name="P206" style:family="paragraph" style:parent-style-name="Standard">
      <style:text-properties officeooo:rsid="011a55fc" officeooo:paragraph-rsid="011a55fc"/>
    </style:style>
    <style:style style:name="P207" style:family="paragraph" style:parent-style-name="Standard">
      <style:text-properties officeooo:rsid="011c5209" officeooo:paragraph-rsid="011c5209"/>
    </style:style>
    <style:style style:name="P208" style:family="paragraph" style:parent-style-name="Standard">
      <style:text-properties officeooo:rsid="011c5209" officeooo:paragraph-rsid="011c7cc3"/>
    </style:style>
    <style:style style:name="P209" style:family="paragraph" style:parent-style-name="Standard">
      <style:text-properties officeooo:rsid="011fd6af" officeooo:paragraph-rsid="011fd6af"/>
    </style:style>
    <style:style style:name="P210" style:family="paragraph" style:parent-style-name="Standard">
      <style:text-properties officeooo:rsid="01208349" officeooo:paragraph-rsid="01208349"/>
    </style:style>
    <style:style style:name="P211" style:family="paragraph" style:parent-style-name="Standard">
      <style:text-properties officeooo:rsid="012189fa" officeooo:paragraph-rsid="012189fa"/>
    </style:style>
    <style:style style:name="P212" style:family="paragraph" style:parent-style-name="Standard">
      <style:text-properties officeooo:rsid="012368b0" officeooo:paragraph-rsid="012368b0"/>
    </style:style>
    <style:style style:name="P213" style:family="paragraph" style:parent-style-name="Standard">
      <style:text-properties officeooo:rsid="01246c08" officeooo:paragraph-rsid="01246c08"/>
    </style:style>
    <style:style style:name="P214" style:family="paragraph" style:parent-style-name="Standard">
      <style:text-properties officeooo:rsid="0124f06d" officeooo:paragraph-rsid="0124f06d"/>
    </style:style>
    <style:style style:name="P215" style:family="paragraph" style:parent-style-name="Standard">
      <style:text-properties officeooo:rsid="0125a57d" officeooo:paragraph-rsid="0125a57d"/>
    </style:style>
    <style:style style:name="P216" style:family="paragraph" style:parent-style-name="Standard">
      <style:text-properties officeooo:rsid="0125a57d" officeooo:paragraph-rsid="0126c004"/>
    </style:style>
    <style:style style:name="P217" style:family="paragraph" style:parent-style-name="Standard">
      <style:text-properties officeooo:rsid="0126c004" officeooo:paragraph-rsid="0126c004"/>
    </style:style>
    <style:style style:name="P218" style:family="paragraph" style:parent-style-name="Standard">
      <style:text-properties officeooo:rsid="012761c3" officeooo:paragraph-rsid="012761c3"/>
    </style:style>
    <style:style style:name="P219" style:family="paragraph" style:parent-style-name="Standard">
      <style:text-properties officeooo:rsid="0128f81e" officeooo:paragraph-rsid="0128f81e"/>
    </style:style>
    <style:style style:name="P220" style:family="paragraph" style:parent-style-name="Standard">
      <style:text-properties officeooo:rsid="0129c86f" officeooo:paragraph-rsid="0129c86f"/>
    </style:style>
    <style:style style:name="P221" style:family="paragraph" style:parent-style-name="Standard">
      <style:text-properties officeooo:rsid="0129c86f" officeooo:paragraph-rsid="0129fc6e"/>
    </style:style>
    <style:style style:name="P222" style:family="paragraph" style:parent-style-name="Standard">
      <style:text-properties officeooo:rsid="012c32b3" officeooo:paragraph-rsid="012c32b3"/>
    </style:style>
    <style:style style:name="P223" style:family="paragraph" style:parent-style-name="Standard">
      <style:text-properties officeooo:rsid="012dae53" officeooo:paragraph-rsid="013166e2"/>
    </style:style>
    <style:style style:name="P224" style:family="paragraph" style:parent-style-name="Standard">
      <style:text-properties officeooo:rsid="012dae53" officeooo:paragraph-rsid="01321b4e"/>
    </style:style>
    <style:style style:name="P225" style:family="paragraph" style:parent-style-name="Standard">
      <style:text-properties officeooo:rsid="012dae53" officeooo:paragraph-rsid="01322f83"/>
    </style:style>
    <style:style style:name="P226" style:family="paragraph" style:parent-style-name="Standard">
      <style:text-properties officeooo:rsid="012dae53" officeooo:paragraph-rsid="0132561b"/>
    </style:style>
    <style:style style:name="P227" style:family="paragraph" style:parent-style-name="Standard">
      <style:text-properties officeooo:rsid="012dae53" officeooo:paragraph-rsid="01337596"/>
    </style:style>
    <style:style style:name="P228" style:family="paragraph" style:parent-style-name="Standard">
      <style:text-properties officeooo:rsid="01350bcb" officeooo:paragraph-rsid="01350bcb"/>
    </style:style>
    <style:style style:name="P229" style:family="paragraph" style:parent-style-name="Standard">
      <style:text-properties officeooo:rsid="01350bcb" officeooo:paragraph-rsid="013beda3"/>
    </style:style>
    <style:style style:name="P230" style:family="paragraph" style:parent-style-name="Standard">
      <style:text-properties officeooo:rsid="013d4241" officeooo:paragraph-rsid="013d4241"/>
    </style:style>
    <style:style style:name="P231" style:family="paragraph" style:parent-style-name="Standard">
      <style:text-properties officeooo:rsid="0140113d" officeooo:paragraph-rsid="0140e608"/>
    </style:style>
    <style:style style:name="P232" style:family="paragraph" style:parent-style-name="Standard">
      <style:text-properties officeooo:rsid="01321b4e" officeooo:paragraph-rsid="01321b4e"/>
    </style:style>
    <style:style style:name="P233" style:family="paragraph" style:parent-style-name="Standard">
      <style:text-properties officeooo:rsid="01321b4e" officeooo:paragraph-rsid="01322f83"/>
    </style:style>
    <style:style style:name="P234" style:family="paragraph" style:parent-style-name="Standard">
      <style:text-properties officeooo:rsid="01322f83" officeooo:paragraph-rsid="0132561b"/>
    </style:style>
    <style:style style:name="P235" style:family="paragraph" style:parent-style-name="Standard">
      <style:text-properties officeooo:rsid="0132561b" officeooo:paragraph-rsid="0132561b"/>
    </style:style>
    <style:style style:name="P236" style:family="paragraph" style:parent-style-name="Standard">
      <style:text-properties officeooo:rsid="0132561b" officeooo:paragraph-rsid="01337596"/>
    </style:style>
    <style:style style:name="P237" style:family="paragraph" style:parent-style-name="Standard">
      <style:text-properties officeooo:rsid="01337596" officeooo:paragraph-rsid="01337596"/>
    </style:style>
    <style:style style:name="P238" style:family="paragraph" style:parent-style-name="Standard">
      <style:text-properties officeooo:rsid="013a05f0" officeooo:paragraph-rsid="013beda3"/>
    </style:style>
    <style:style style:name="P239" style:family="paragraph" style:parent-style-name="Standard">
      <style:text-properties officeooo:rsid="0145fb50" officeooo:paragraph-rsid="0145fb50"/>
    </style:style>
    <style:style style:name="P240" style:family="paragraph" style:parent-style-name="Standard">
      <style:text-properties officeooo:rsid="0146cebe" officeooo:paragraph-rsid="0147cd46"/>
    </style:style>
    <style:style style:name="P241" style:family="paragraph" style:parent-style-name="Standard">
      <style:text-properties officeooo:rsid="01489c42" officeooo:paragraph-rsid="01489c42"/>
    </style:style>
    <style:style style:name="P242" style:family="paragraph" style:parent-style-name="Standard">
      <style:text-properties officeooo:rsid="014b8f2a" officeooo:paragraph-rsid="014b8f2a"/>
    </style:style>
    <style:style style:name="P243" style:family="paragraph" style:parent-style-name="Standard">
      <style:text-properties officeooo:rsid="014d4482" officeooo:paragraph-rsid="014d4482"/>
    </style:style>
    <style:style style:name="P244" style:family="paragraph" style:parent-style-name="Standard">
      <style:text-properties officeooo:rsid="014eab39" officeooo:paragraph-rsid="014eab39"/>
    </style:style>
    <style:style style:name="P245" style:family="paragraph" style:parent-style-name="Standard">
      <style:text-properties officeooo:rsid="014f597a" officeooo:paragraph-rsid="014f597a"/>
    </style:style>
    <style:style style:name="P246" style:family="paragraph" style:parent-style-name="Standard">
      <style:text-properties officeooo:rsid="014f6336" officeooo:paragraph-rsid="014f6336"/>
    </style:style>
    <style:style style:name="P247" style:family="paragraph" style:parent-style-name="Standard">
      <style:text-properties officeooo:rsid="01508c4e" officeooo:paragraph-rsid="01508c4e"/>
    </style:style>
    <style:style style:name="P248" style:family="paragraph" style:parent-style-name="Standard">
      <style:text-properties officeooo:rsid="01508c4e" officeooo:paragraph-rsid="01545f19"/>
    </style:style>
    <style:style style:name="P249" style:family="paragraph" style:parent-style-name="Standard">
      <style:text-properties officeooo:rsid="01508c4e" officeooo:paragraph-rsid="015a46e1"/>
    </style:style>
    <style:style style:name="P250" style:family="paragraph" style:parent-style-name="Standard">
      <style:text-properties officeooo:rsid="015361c5" officeooo:paragraph-rsid="01545f19"/>
    </style:style>
    <style:style style:name="P251" style:family="paragraph" style:parent-style-name="Standard">
      <style:text-properties officeooo:rsid="01545f19" officeooo:paragraph-rsid="01545f19"/>
    </style:style>
    <style:style style:name="P252" style:family="paragraph" style:parent-style-name="Standard">
      <style:text-properties officeooo:rsid="015591a1" officeooo:paragraph-rsid="015591a1"/>
    </style:style>
    <style:style style:name="P253" style:family="paragraph" style:parent-style-name="Standard">
      <style:text-properties officeooo:rsid="01578dad" officeooo:paragraph-rsid="01578dad"/>
    </style:style>
    <style:style style:name="P254" style:family="paragraph" style:parent-style-name="Standard">
      <style:text-properties officeooo:rsid="0157ecb0" officeooo:paragraph-rsid="0157ecb0"/>
    </style:style>
    <style:style style:name="P255" style:family="paragraph" style:parent-style-name="Standard">
      <style:text-properties officeooo:rsid="01599a97" officeooo:paragraph-rsid="01599a97"/>
    </style:style>
    <style:style style:name="P256" style:family="paragraph" style:parent-style-name="Standard">
      <style:text-properties officeooo:rsid="015d2a5f" officeooo:paragraph-rsid="015d2a5f"/>
    </style:style>
    <style:style style:name="P257" style:family="paragraph" style:parent-style-name="Standard">
      <style:text-properties officeooo:rsid="016084be" officeooo:paragraph-rsid="016084be"/>
    </style:style>
    <style:style style:name="P258" style:family="paragraph" style:parent-style-name="Standard">
      <style:text-properties officeooo:rsid="016084be" officeooo:paragraph-rsid="01651799"/>
    </style:style>
    <style:style style:name="P259" style:family="paragraph" style:parent-style-name="Standard">
      <style:text-properties officeooo:rsid="0163a343" officeooo:paragraph-rsid="01651799"/>
    </style:style>
    <style:style style:name="P260" style:family="paragraph" style:parent-style-name="Standard">
      <style:text-properties officeooo:rsid="015a46e1" officeooo:paragraph-rsid="015a46e1"/>
    </style:style>
    <style:style style:name="P261" style:family="paragraph" style:parent-style-name="Standard">
      <style:text-properties officeooo:rsid="0168c780" officeooo:paragraph-rsid="0168c780"/>
    </style:style>
    <style:style style:name="P262" style:family="paragraph" style:parent-style-name="Standard">
      <style:text-properties officeooo:rsid="016be60e" officeooo:paragraph-rsid="016be60e"/>
    </style:style>
    <style:style style:name="P263" style:family="paragraph" style:parent-style-name="Standard">
      <style:text-properties officeooo:rsid="016c9134" officeooo:paragraph-rsid="016c9134"/>
    </style:style>
    <style:style style:name="P264" style:family="paragraph" style:parent-style-name="Standard">
      <style:text-properties officeooo:rsid="016c9134" officeooo:paragraph-rsid="01715878"/>
    </style:style>
    <style:style style:name="P265" style:family="paragraph" style:parent-style-name="Standard">
      <style:text-properties officeooo:rsid="016ccb29" officeooo:paragraph-rsid="016ccb29"/>
    </style:style>
    <style:style style:name="P266" style:family="paragraph" style:parent-style-name="Standard">
      <style:text-properties officeooo:rsid="016ccb29" officeooo:paragraph-rsid="01715878"/>
    </style:style>
    <style:style style:name="P267" style:family="paragraph" style:parent-style-name="Standard">
      <style:text-properties officeooo:rsid="01715878" officeooo:paragraph-rsid="01715878"/>
    </style:style>
    <style:style style:name="P268" style:family="paragraph" style:parent-style-name="Standard">
      <style:text-properties officeooo:rsid="01749bd4" officeooo:paragraph-rsid="01749bd4"/>
    </style:style>
    <style:style style:name="P269" style:family="paragraph" style:parent-style-name="Standard">
      <style:text-properties officeooo:rsid="01752fbe" officeooo:paragraph-rsid="01752fbe"/>
    </style:style>
    <style:style style:name="P270" style:family="paragraph" style:parent-style-name="Standard">
      <style:text-properties officeooo:rsid="01772e07" officeooo:paragraph-rsid="01772e07"/>
    </style:style>
    <style:style style:name="P271" style:family="paragraph" style:parent-style-name="Standard">
      <style:text-properties officeooo:rsid="01798963" officeooo:paragraph-rsid="01798963"/>
    </style:style>
    <style:style style:name="P272" style:family="paragraph" style:parent-style-name="Standard">
      <style:text-properties officeooo:rsid="017c53c4" officeooo:paragraph-rsid="017c53c4"/>
    </style:style>
    <style:style style:name="P273" style:family="paragraph" style:parent-style-name="Standard">
      <style:text-properties officeooo:rsid="0181a3ba" officeooo:paragraph-rsid="0181a3ba"/>
    </style:style>
    <style:style style:name="P274" style:family="paragraph" style:parent-style-name="Standard">
      <style:text-properties officeooo:rsid="01833214" officeooo:paragraph-rsid="01833214"/>
    </style:style>
    <style:style style:name="P275" style:family="paragraph" style:parent-style-name="Standard">
      <style:text-properties officeooo:rsid="01833214" officeooo:paragraph-rsid="0184ab46"/>
    </style:style>
    <style:style style:name="P276" style:family="paragraph" style:parent-style-name="Standard">
      <style:text-properties officeooo:rsid="018b9ded" officeooo:paragraph-rsid="018b9ded"/>
    </style:style>
    <style:style style:name="P277" style:family="paragraph" style:parent-style-name="Standard">
      <style:text-properties officeooo:rsid="018c6f7a" officeooo:paragraph-rsid="018c6f7a"/>
    </style:style>
    <style:style style:name="P278" style:family="paragraph" style:parent-style-name="Standard">
      <style:text-properties officeooo:rsid="018f3a11" officeooo:paragraph-rsid="018f3a11"/>
    </style:style>
    <style:style style:name="P279" style:family="paragraph" style:parent-style-name="Standard">
      <style:text-properties officeooo:rsid="01942f3b" officeooo:paragraph-rsid="01942f3b"/>
    </style:style>
    <style:style style:name="P280" style:family="paragraph" style:parent-style-name="Standard">
      <style:text-properties officeooo:rsid="019c92a1" officeooo:paragraph-rsid="019c92a1"/>
    </style:style>
    <style:style style:name="P281" style:family="paragraph" style:parent-style-name="Standard">
      <style:text-properties officeooo:rsid="019e8d2a" officeooo:paragraph-rsid="019e8d2a"/>
    </style:style>
    <style:style style:name="P282" style:family="paragraph" style:parent-style-name="Standard">
      <style:text-properties officeooo:rsid="019e8d2a" officeooo:paragraph-rsid="019f6af3"/>
    </style:style>
    <style:style style:name="P283" style:family="paragraph" style:parent-style-name="Standard">
      <style:text-properties officeooo:rsid="01a12563" officeooo:paragraph-rsid="01a12563"/>
    </style:style>
    <style:style style:name="P284" style:family="paragraph" style:parent-style-name="Standard">
      <style:text-properties officeooo:rsid="01a24a0d" officeooo:paragraph-rsid="01a24a0d"/>
    </style:style>
    <style:style style:name="P285" style:family="paragraph" style:parent-style-name="Standard">
      <style:text-properties officeooo:rsid="01a5231d" officeooo:paragraph-rsid="01a5231d"/>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normal" style:font-style-asian="normal" style:font-style-complex="normal"/>
    </style:style>
    <style:style style:name="T102" style:family="text">
      <style:text-properties fo:font-style="normal" officeooo:rsid="0089fd36" style:font-style-asian="normal" style:font-style-complex="normal"/>
    </style:style>
    <style:style style:name="T103" style:family="text">
      <style:text-properties fo:font-style="normal" officeooo:rsid="008aca27" style:font-style-asian="normal" style:font-style-complex="normal"/>
    </style:style>
    <style:style style:name="T104" style:family="text">
      <style:text-properties fo:font-style="normal" officeooo:rsid="008ba337" style:font-style-asian="normal" style:font-style-complex="normal"/>
    </style:style>
    <style:style style:name="T105" style:family="text">
      <style:text-properties fo:font-style="normal" officeooo:rsid="008c0e76" style:font-style-asian="normal" style:font-style-complex="normal"/>
    </style:style>
    <style:style style:name="T106" style:family="text">
      <style:text-properties fo:font-style="normal" officeooo:rsid="008d5202" style:font-style-asian="normal" style:font-style-complex="normal"/>
    </style:style>
    <style:style style:name="T107" style:family="text">
      <style:text-properties fo:font-style="normal" officeooo:rsid="00981727" style:font-style-asian="normal" style:font-style-complex="normal"/>
    </style:style>
    <style:style style:name="T108" style:family="text">
      <style:text-properties fo:font-style="normal" officeooo:rsid="0147cd46" style:font-style-asian="normal" style:font-style-complex="normal"/>
    </style:style>
    <style:style style:name="T109" style:family="text">
      <style:text-properties officeooo:rsid="008e8553"/>
    </style:style>
    <style:style style:name="T110" style:family="text">
      <style:text-properties officeooo:rsid="008f165b"/>
    </style:style>
    <style:style style:name="T111" style:family="text">
      <style:text-properties officeooo:rsid="008fbb73"/>
    </style:style>
    <style:style style:name="T112" style:family="text">
      <style:text-properties officeooo:rsid="00905097"/>
    </style:style>
    <style:style style:name="T113" style:family="text">
      <style:text-properties officeooo:rsid="009234b5"/>
    </style:style>
    <style:style style:name="T114" style:family="text">
      <style:text-properties officeooo:rsid="0093cedc"/>
    </style:style>
    <style:style style:name="T115" style:family="text">
      <style:text-properties officeooo:rsid="0093ec60"/>
    </style:style>
    <style:style style:name="T116" style:family="text">
      <style:text-properties officeooo:rsid="0097284c"/>
    </style:style>
    <style:style style:name="T117" style:family="text">
      <style:text-properties officeooo:rsid="00981791"/>
    </style:style>
    <style:style style:name="T118" style:family="text">
      <style:text-properties officeooo:rsid="00995077"/>
    </style:style>
    <style:style style:name="T119" style:family="text">
      <style:text-properties officeooo:rsid="009a5b64"/>
    </style:style>
    <style:style style:name="T120" style:family="text">
      <style:text-properties officeooo:rsid="009c10d9"/>
    </style:style>
    <style:style style:name="T121" style:family="text">
      <style:text-properties officeooo:rsid="009dc518"/>
    </style:style>
    <style:style style:name="T122" style:family="text">
      <style:text-properties officeooo:rsid="009e56b9"/>
    </style:style>
    <style:style style:name="T123" style:family="text">
      <style:text-properties officeooo:rsid="00a1439c"/>
    </style:style>
    <style:style style:name="T124" style:family="text">
      <style:text-properties officeooo:rsid="00a17d88"/>
    </style:style>
    <style:style style:name="T125" style:family="text">
      <style:text-properties officeooo:rsid="00a59b53"/>
    </style:style>
    <style:style style:name="T126" style:family="text">
      <style:text-properties officeooo:rsid="00a68b83"/>
    </style:style>
    <style:style style:name="T127" style:family="text">
      <style:text-properties officeooo:rsid="00a842ed"/>
    </style:style>
    <style:style style:name="T128" style:family="text">
      <style:text-properties officeooo:rsid="00a964e0"/>
    </style:style>
    <style:style style:name="T129" style:family="text">
      <style:text-properties officeooo:rsid="00ad7994"/>
    </style:style>
    <style:style style:name="T130" style:family="text">
      <style:text-properties officeooo:rsid="00af2f1d"/>
    </style:style>
    <style:style style:name="T131" style:family="text">
      <style:text-properties officeooo:rsid="00b20f12"/>
    </style:style>
    <style:style style:name="T132" style:family="text">
      <style:text-properties officeooo:rsid="00b3da86"/>
    </style:style>
    <style:style style:name="T133" style:family="text">
      <style:text-properties officeooo:rsid="00b5c8c0"/>
    </style:style>
    <style:style style:name="T134" style:family="text">
      <style:text-properties officeooo:rsid="00b79399"/>
    </style:style>
    <style:style style:name="T135" style:family="text">
      <style:text-properties officeooo:rsid="00ba6775"/>
    </style:style>
    <style:style style:name="T136" style:family="text">
      <style:text-properties officeooo:rsid="00baec57"/>
    </style:style>
    <style:style style:name="T137" style:family="text">
      <style:text-properties officeooo:rsid="00bd191a"/>
    </style:style>
    <style:style style:name="T138" style:family="text">
      <style:text-properties officeooo:rsid="00bf1354"/>
    </style:style>
    <style:style style:name="T139" style:family="text">
      <style:text-properties officeooo:rsid="00c0d942"/>
    </style:style>
    <style:style style:name="T140" style:family="text">
      <style:text-properties officeooo:rsid="00c4a3da"/>
    </style:style>
    <style:style style:name="T141" style:family="text">
      <style:text-properties officeooo:rsid="00c697bf"/>
    </style:style>
    <style:style style:name="T142" style:family="text">
      <style:text-properties officeooo:rsid="00c9fd0c"/>
    </style:style>
    <style:style style:name="T143" style:family="text">
      <style:text-properties officeooo:rsid="00cf83ce"/>
    </style:style>
    <style:style style:name="T144" style:family="text">
      <style:text-properties officeooo:rsid="00d1e2c4"/>
    </style:style>
    <style:style style:name="T145" style:family="text">
      <style:text-properties officeooo:rsid="00d3c3a7"/>
    </style:style>
    <style:style style:name="T146" style:family="text">
      <style:text-properties officeooo:rsid="00d3de94"/>
    </style:style>
    <style:style style:name="T147" style:family="text">
      <style:text-properties officeooo:rsid="00d41929"/>
    </style:style>
    <style:style style:name="T148" style:family="text">
      <style:text-properties officeooo:rsid="00d59254"/>
    </style:style>
    <style:style style:name="T149" style:family="text">
      <style:text-properties officeooo:rsid="00da0c9b"/>
    </style:style>
    <style:style style:name="T150" style:family="text">
      <style:text-properties officeooo:rsid="00daef60"/>
    </style:style>
    <style:style style:name="T151" style:family="text">
      <style:text-properties officeooo:rsid="00db2106"/>
    </style:style>
    <style:style style:name="T152" style:family="text">
      <style:text-properties officeooo:rsid="00db58ac"/>
    </style:style>
    <style:style style:name="T153" style:family="text">
      <style:text-properties officeooo:rsid="00de7587"/>
    </style:style>
    <style:style style:name="T154" style:family="text">
      <style:text-properties officeooo:rsid="00e07e9c"/>
    </style:style>
    <style:style style:name="T155" style:family="text">
      <style:text-properties officeooo:rsid="00e16c9f"/>
    </style:style>
    <style:style style:name="T156" style:family="text">
      <style:text-properties officeooo:rsid="00e2fc19"/>
    </style:style>
    <style:style style:name="T157" style:family="text">
      <style:text-properties officeooo:rsid="00e5be1d"/>
    </style:style>
    <style:style style:name="T158" style:family="text">
      <style:text-properties officeooo:rsid="00e65f9c"/>
    </style:style>
    <style:style style:name="T159" style:family="text">
      <style:text-properties officeooo:rsid="00e702bd"/>
    </style:style>
    <style:style style:name="T160" style:family="text">
      <style:text-properties officeooo:rsid="00e893b2"/>
    </style:style>
    <style:style style:name="T161" style:family="text">
      <style:text-properties officeooo:rsid="00e974c0"/>
    </style:style>
    <style:style style:name="T162" style:family="text">
      <style:text-properties officeooo:rsid="00eb4528"/>
    </style:style>
    <style:style style:name="T163" style:family="text">
      <style:text-properties officeooo:rsid="00ecb539"/>
    </style:style>
    <style:style style:name="T164" style:family="text">
      <style:text-properties officeooo:rsid="00f01827"/>
    </style:style>
    <style:style style:name="T165" style:family="text">
      <style:text-properties officeooo:rsid="00f10998"/>
    </style:style>
    <style:style style:name="T166" style:family="text">
      <style:text-properties officeooo:rsid="00f2d1ad"/>
    </style:style>
    <style:style style:name="T167" style:family="text">
      <style:text-properties officeooo:rsid="00f66046"/>
    </style:style>
    <style:style style:name="T168" style:family="text">
      <style:text-properties officeooo:rsid="00f92d06"/>
    </style:style>
    <style:style style:name="T169" style:family="text">
      <style:text-properties officeooo:rsid="00fae68f"/>
    </style:style>
    <style:style style:name="T170" style:family="text">
      <style:text-properties officeooo:rsid="00fbe7fd"/>
    </style:style>
    <style:style style:name="T171" style:family="text">
      <style:text-properties officeooo:rsid="00fd0023"/>
    </style:style>
    <style:style style:name="T172" style:family="text">
      <style:text-properties officeooo:rsid="00feefd9"/>
    </style:style>
    <style:style style:name="T173" style:family="text">
      <style:text-properties officeooo:rsid="0101ac2a"/>
    </style:style>
    <style:style style:name="T174" style:family="text">
      <style:text-properties officeooo:rsid="01044d93"/>
    </style:style>
    <style:style style:name="T175" style:family="text">
      <style:text-properties officeooo:rsid="0105fd61"/>
    </style:style>
    <style:style style:name="T176" style:family="text">
      <style:text-properties officeooo:rsid="01093011"/>
    </style:style>
    <style:style style:name="T177" style:family="text">
      <style:text-properties officeooo:rsid="010a04b4"/>
    </style:style>
    <style:style style:name="T178" style:family="text">
      <style:text-properties officeooo:rsid="010b9775"/>
    </style:style>
    <style:style style:name="T179" style:family="text">
      <style:text-properties officeooo:rsid="010ddfce"/>
    </style:style>
    <style:style style:name="T180" style:family="text">
      <style:text-properties officeooo:rsid="010fbe1b"/>
    </style:style>
    <style:style style:name="T181" style:family="text">
      <style:text-properties officeooo:rsid="0110b5e4"/>
    </style:style>
    <style:style style:name="T182" style:family="text">
      <style:text-properties officeooo:rsid="01116b84"/>
    </style:style>
    <style:style style:name="T183" style:family="text">
      <style:text-properties officeooo:rsid="01164aed"/>
    </style:style>
    <style:style style:name="T184" style:family="text">
      <style:text-properties officeooo:rsid="0117c60e"/>
    </style:style>
    <style:style style:name="T185" style:family="text">
      <style:text-properties officeooo:rsid="011a149f"/>
    </style:style>
    <style:style style:name="T186" style:family="text">
      <style:text-properties officeooo:rsid="011c7cc3"/>
    </style:style>
    <style:style style:name="T187" style:family="text">
      <style:text-properties officeooo:rsid="011dece1"/>
    </style:style>
    <style:style style:name="T188" style:family="text">
      <style:text-properties officeooo:rsid="01208349"/>
    </style:style>
    <style:style style:name="T189" style:family="text">
      <style:text-properties officeooo:rsid="0125a57d"/>
    </style:style>
    <style:style style:name="T190" style:family="text">
      <style:text-properties officeooo:rsid="0125ab65"/>
    </style:style>
    <style:style style:name="T191" style:family="text">
      <style:text-properties officeooo:rsid="0125b07c"/>
    </style:style>
    <style:style style:name="T192" style:family="text">
      <style:text-properties officeooo:rsid="0126c004"/>
    </style:style>
    <style:style style:name="T193" style:family="text">
      <style:text-properties officeooo:rsid="0129fc6e"/>
    </style:style>
    <style:style style:name="T194" style:family="text">
      <style:text-properties officeooo:rsid="012c32b3"/>
    </style:style>
    <style:style style:name="T195" style:family="text">
      <style:text-properties officeooo:rsid="012dae53"/>
    </style:style>
    <style:style style:name="T196" style:family="text">
      <style:text-properties officeooo:rsid="01321b4e"/>
    </style:style>
    <style:style style:name="T197" style:family="text">
      <style:text-properties officeooo:rsid="01322f83"/>
    </style:style>
    <style:style style:name="T198" style:family="text">
      <style:text-properties officeooo:rsid="01337596"/>
    </style:style>
    <style:style style:name="T199" style:family="text">
      <style:text-properties officeooo:rsid="01383b02"/>
    </style:style>
    <style:style style:name="T200" style:family="text">
      <style:text-properties officeooo:rsid="013a05f0"/>
    </style:style>
    <style:style style:name="T201" style:family="text">
      <style:text-properties officeooo:rsid="013e912b"/>
    </style:style>
    <style:style style:name="T202" style:family="text">
      <style:text-properties officeooo:rsid="013f1646"/>
    </style:style>
    <style:style style:name="T203" style:family="text">
      <style:text-properties officeooo:rsid="01455880"/>
    </style:style>
    <style:style style:name="T204" style:family="text">
      <style:text-properties officeooo:rsid="0145fb50"/>
    </style:style>
    <style:style style:name="T205" style:family="text">
      <style:text-properties officeooo:rsid="014855d3"/>
    </style:style>
    <style:style style:name="T206" style:family="text">
      <style:text-properties officeooo:rsid="01495429"/>
    </style:style>
    <style:style style:name="T207" style:family="text">
      <style:text-properties officeooo:rsid="0149e28e"/>
    </style:style>
    <style:style style:name="T208" style:family="text">
      <style:text-properties officeooo:rsid="014b8f2a"/>
    </style:style>
    <style:style style:name="T209" style:family="text">
      <style:text-properties officeooo:rsid="014d4482"/>
    </style:style>
    <style:style style:name="T210" style:family="text">
      <style:text-properties officeooo:rsid="014f6336"/>
    </style:style>
    <style:style style:name="T211" style:family="text">
      <style:text-properties officeooo:rsid="01504b96"/>
    </style:style>
    <style:style style:name="T212" style:family="text">
      <style:text-properties officeooo:rsid="01508c4e"/>
    </style:style>
    <style:style style:name="T213" style:family="text">
      <style:text-properties officeooo:rsid="015361c5"/>
    </style:style>
    <style:style style:name="T214" style:family="text">
      <style:text-properties officeooo:rsid="01545f19"/>
    </style:style>
    <style:style style:name="T215" style:family="text">
      <style:text-properties officeooo:rsid="01553697"/>
    </style:style>
    <style:style style:name="T216" style:family="text">
      <style:text-properties officeooo:rsid="015591a1"/>
    </style:style>
    <style:style style:name="T217" style:family="text">
      <style:text-properties officeooo:rsid="01578dad"/>
    </style:style>
    <style:style style:name="T218" style:family="text">
      <style:text-properties officeooo:rsid="0157ecb0"/>
    </style:style>
    <style:style style:name="T219" style:family="text">
      <style:text-properties officeooo:rsid="01599a97"/>
    </style:style>
    <style:style style:name="T220" style:family="text">
      <style:text-properties officeooo:rsid="015a46e1"/>
    </style:style>
    <style:style style:name="T221" style:family="text">
      <style:text-properties officeooo:rsid="015c0d6c"/>
    </style:style>
    <style:style style:name="T222" style:family="text">
      <style:text-properties officeooo:rsid="015e8ecb"/>
    </style:style>
    <style:style style:name="T223" style:family="text">
      <style:text-properties officeooo:rsid="015f5468"/>
    </style:style>
    <style:style style:name="T224" style:family="text">
      <style:text-properties officeooo:rsid="016084be"/>
    </style:style>
    <style:style style:name="T225" style:family="text">
      <style:text-properties officeooo:rsid="01616422"/>
    </style:style>
    <style:style style:name="T226" style:family="text">
      <style:text-properties officeooo:rsid="016628fe"/>
    </style:style>
    <style:style style:name="T227" style:family="text">
      <style:text-properties officeooo:rsid="0166cc9e"/>
    </style:style>
    <style:style style:name="T228" style:family="text">
      <style:text-properties officeooo:rsid="0168c780"/>
    </style:style>
    <style:style style:name="T229" style:family="text">
      <style:text-properties officeooo:rsid="016a0b72"/>
    </style:style>
    <style:style style:name="T230" style:family="text">
      <style:text-properties officeooo:rsid="016c9134"/>
    </style:style>
    <style:style style:name="T231" style:family="text">
      <style:text-properties officeooo:rsid="016ccb29"/>
    </style:style>
    <style:style style:name="T232" style:family="text">
      <style:text-properties officeooo:rsid="016e1621"/>
    </style:style>
    <style:style style:name="T233" style:family="text">
      <style:text-properties officeooo:rsid="01715878"/>
    </style:style>
    <style:style style:name="T234" style:family="text">
      <style:text-properties officeooo:rsid="01749bd4"/>
    </style:style>
    <style:style style:name="T235" style:family="text">
      <style:text-properties officeooo:rsid="01752fbe"/>
    </style:style>
    <style:style style:name="T236" style:family="text">
      <style:text-properties officeooo:rsid="0177ec1b"/>
    </style:style>
    <style:style style:name="T237" style:family="text">
      <style:text-properties officeooo:rsid="0178786f"/>
    </style:style>
    <style:style style:name="T238" style:family="text">
      <style:text-properties officeooo:rsid="01798963"/>
    </style:style>
    <style:style style:name="T239" style:family="text">
      <style:text-properties officeooo:rsid="017c53c4"/>
    </style:style>
    <style:style style:name="T240" style:family="text">
      <style:text-properties officeooo:rsid="017e38ca"/>
    </style:style>
    <style:style style:name="T241" style:family="text">
      <style:text-properties officeooo:rsid="0184ab46"/>
    </style:style>
    <style:style style:name="T242" style:family="text">
      <style:text-properties officeooo:rsid="01863f62"/>
    </style:style>
    <style:style style:name="T243" style:family="text">
      <style:text-properties officeooo:rsid="0186c9e7"/>
    </style:style>
    <style:style style:name="T244" style:family="text">
      <style:text-properties officeooo:rsid="01887c20"/>
    </style:style>
    <style:style style:name="T245" style:family="text">
      <style:text-properties officeooo:rsid="018a374e"/>
    </style:style>
    <style:style style:name="T246" style:family="text">
      <style:text-properties officeooo:rsid="018ae87d"/>
    </style:style>
    <style:style style:name="T247" style:family="text">
      <style:text-properties officeooo:rsid="018c6f7a"/>
    </style:style>
    <style:style style:name="T248" style:family="text">
      <style:text-properties officeooo:rsid="019091e1"/>
    </style:style>
    <style:style style:name="T249" style:family="text">
      <style:text-properties officeooo:rsid="0196e8a2"/>
    </style:style>
    <style:style style:name="T250" style:family="text">
      <style:text-properties officeooo:rsid="019da5a6"/>
    </style:style>
    <style:style style:name="T251" style:family="text">
      <style:text-properties officeooo:rsid="019e25c2"/>
    </style:style>
    <style:style style:name="T252" style:family="text">
      <style:text-properties officeooo:rsid="019e8d2a"/>
    </style:style>
    <style:style style:name="T253" style:family="text">
      <style:text-properties officeooo:rsid="019ed51c"/>
    </style:style>
    <style:style style:name="T254" style:family="text">
      <style:text-properties officeooo:rsid="01a12563"/>
    </style:style>
    <style:style style:name="T255" style:family="text">
      <style:text-properties officeooo:rsid="01a2a75e"/>
    </style:style>
    <style:style style:name="T256" style:family="text">
      <style:text-properties officeooo:rsid="01a3c007"/>
    </style:style>
    <style:style style:name="T257" style:family="text">
      <style:text-properties officeooo:rsid="01a68710"/>
    </style:style>
    <style:style style:name="T258" style:family="text">
      <style:text-properties officeooo:rsid="01a72881"/>
    </style:style>
    <style:style style:name="T259" style:family="text">
      <style:text-properties officeooo:rsid="01a75e7e"/>
    </style:style>
    <style:style style:name="T260" style:family="text">
      <style:text-properties officeooo:rsid="01a85143"/>
    </style:style>
    <style:style style:name="T261" style:family="text">
      <style:text-properties officeooo:rsid="01a9ce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19">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18">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16">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4">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44">waded into the water up to her shoulders and </text:span>half dragged the body back.</text:p>
      <text:p text:style-name="P84"/>
      <text:p text:style-name="P84"><text:span text:style-name="T145">Her strength failed her as he came closer. He caught on the rocks and could not be dragged. She maneuvered behind him and then tried to push him ashore. Ineli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5">Quentin had, by this point, snapped out of whatever fear had paralyzed him.</text:p>
      <text:p text:style-name="P85"/>
      <text:p text:style-name="P85">“Thella!” He cried out, rushing over to her, clutching his chest as he did so. He grabbed her, cradling her in his arms and brought her away from the water and the mysterious body.</text:p>
      <text:p text:style-name="P85"/>
      <text:p text:style-name="P85">“Uncle, we have to make sure he's ok...” Thella said, <text:span text:style-name="T146">her teeth chattering</text:span>.</text:p>
      <text:p text:style-name="P85"/>
      <text:p text:style-name="P86">Fortunately, as Quentin laid Thella on the ground to address the body, he saw that Tzuras wa<text:span text:style-name="T79">s</text:span> already seeing to it.</text:p>
      <text:p text:style-name="P86"/>
      <text:p text:style-name="P86"><text:soft-page-break/>“I-Is he dead?” <text:span text:style-name="T77">Quentin asked.</text:span></text:p>
      <text:p text:style-name="P86"/>
      <text:p text:style-name="P86">“<text:span text:style-name="T80">Hold on a minute, his vitals are hard to read. I think he's been in the water for a while, he's ice cold.</text:span>”</text:p>
      <text:p text:style-name="P86"/>
      <text:p text:style-name="P87">Quentin let Tzuras tend to the unknown man, while he had Thella dry herself. He then sat down and began the laborious process of changing out her bandages.</text:p>
      <text:p text:style-name="P87"/>
      <text:p text:style-name="P87">“<text:span text:style-name="T82">Thella, that was very brave, what you did.</text:span>”</text:p>
      <text:p text:style-name="P87"/>
      <text:p text:style-name="P91">The child nodded and lay down on the rocks. </text:p>
      <text:p text:style-name="P91"/>
      <text:p text:style-name="P91">“I feel really tired and cold now.” Thella admitted.</text:p>
      <text:p text:style-name="P91"/>
      <text:p text:style-name="P91">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7"><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8">He had short black hair and wore a black coat. The coat was fine quality and even with the damage caused by the water, Tzuras instantly knew its significance.</text:p>
      <text:p text:style-name="P88"/>
      <text:p text:style-name="P88">“He's a Northern soldier.” Tzuras related to Quentin. He shook his head. “We should build a fire, not only because we have to warm them up, but because I trust this place even less in the night.”</text:p>
      <text:p text:style-name="P88"/>
      <text:p text:style-name="P88">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8"/>
      <text:p text:style-name="P93">Thella was still feeling tired. Now in dry clothes and with new bandages, the young girl fell asleep in front of the fire. </text:p>
      <text:p text:style-name="P88"/>
      <text:p text:style-name="P88">At some point <text:span text:style-name="T84">during </text:span>this, the man came to. <text:span text:style-name="T85">It was late at this point and darkness had already fallen. </text:span></text:p>
      <text:p text:style-name="P88"/>
      <text:p text:style-name="P88">He jerked awake and looked around wildly. </text:p>
      <text:p text:style-name="P88"/>
      <text:p text:style-name="P89">“Who are you?” He demanded, arms still wrapped in the bedroll they had covered him in.</text:p>
      <text:p text:style-name="P89"/>
      <text:p text:style-name="P89">“<text:span text:style-name="T82">Where is Leger? Where is the boat?</text:span>”</text:p>
      <text:p text:style-name="P89"/>
      <text:p text:style-name="P92">Quentin and Tzuras looked at each other.</text:p>
      <text:p text:style-name="P90"/>
      <text:p text:style-name="P92">“We just saw you in the river. We didn't see a boat.”</text:p>
      <text:p text:style-name="P90"/>
      <text:p text:style-name="P90">“<text:span text:style-name="T86">There has to be a boat. Leger was an accomplished riverman. I must have fallen out.</text:span>” <text:span text:style-name="T86">He explained, struggling free from the blankets. </text:span></text:p>
      <text:p text:style-name="P90"><text:soft-page-break/></text:p>
      <text:p text:style-name="P90">“<text:span text:style-name="T86">I'm Tzuras.</text:span>” <text:span text:style-name="T86">The elf said, helping the man free and to his feet. “This is Quentin.”</text:span></text:p>
      <text:p text:style-name="P90"/>
      <text:p text:style-name="P94">“Well met. I'm Corporal Odilon.” <text:span text:style-name="T87">The man said, and reached out a hand to Tzuras. The elf was hesitant, 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pan text:style-name="T91">I don't believe in that kind of thing.” Quentin said at first without looking. Then he shifted his head </text:span><text:soft-page-break/><text:span text:style-name="T91">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99">“I cannot go with you and leave these two alone. I will give you these.” He produced two brown pouches about the size of his hand. “They have a spell enchanted vine inside that will entangle an enemy.”</text:p>
      <text:p text:style-name="P99"/>
      <text:p text:style-name="P99">He approached the officer and handed them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9"/>
      <text:p text:style-name="P100">Odilon stopped for a moment and looked down at the knife and the pouches. “You have been here for long? What is out there?”</text:p>
      <text:p text:style-name="P100"/>
      <text:p text:style-name="P100">But Tzuras shook his head. “I simply do not know.”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Careful. You are safe only by the power of the fire and my magics. I could have gone with him.”</text:p>
      <text:p text:style-name="P100"><text:soft-page-break/></text:p>
      <text:p text:style-name="P100">“Hmm. You are free to go elf. I will not hold you here.”</text:p>
      <text:p text:style-name="P100"/>
      <text:p text:style-name="P100">“You would die. Both of you.” Tzuras walked and sat opposite Quentin and stared intently at him.</text:p>
      <text:p text:style-name="P100"/>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1">Quentin said in Elvish.</text:span></text:p>
      <text:p text:style-name="P112"/>
      <text:p text:style-name="P102"><text:span text:style-name="T101">To Tzuras credit, he recovered much </text:span><text:span text:style-name="T107">quicker</text:span><text:span text:style-name="T101"> than Quentin expected. </text:span></text:p>
      <text:p text:style-name="P112"/>
      <text:p text:style-name="P102"><text:span text:style-name="T101">“</text:span><text:span text:style-name="T99">How can one such as you be an Elf Friend?</text:span><text:span text:style-name="T101">” </text:span><text:span text:style-name="T104">Disbelief was plastered across the elf's face. </text:span></text:p>
      <text:p text:style-name="P112"/>
      <text:p text:style-name="P103"><text:span text:style-name="T102">And finally the snide smile ran from Quentin's </text:span><text:span text:style-name="T105">mouth</text:span><text:span text:style-name="T102">, and exhaustion showed for a moment. He let his arms hang limp as if the memory cost him. The elvish dropped from his mouth and he continued slowly in northern.</text:span></text:p>
      <text:p text:style-name="P113"/>
      <text:p text:style-name="P104"><text:soft-page-break/><text:span text:style-name="T102">“A long time ago, my brother took the hand of an Elvish maid. The </text:span><text:span text:style-name="T103">sadness took both of them. </text:span><text:span text:style-name="T107">Her at first, and then him as she dragged him in.</text:span><text:span text:style-name="T103"> But they had the right of mind to provide for their daughter.</text:span><text:span text:style-name="T102">” </text:span><text:span text:style-name="T103">Quentin glanced at Thella, still asleep before the fire. </text:span></text:p>
      <text:p text:style-name="P114"/>
      <text:p text:style-name="P104"><text:span text:style-name="T103">“I vowed to keep her safe in perhaps a peak of emotion, when it became clear there was no stopping them. I do love her. I did love them. But an old </text:span><text:span text:style-name="T106">bitter</text:span><text:span text:style-name="T103">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09">She does not look elven. But even still, her sickness, it is the sadness?</text:span>”</text:p>
      <text:p text:style-name="P105"/>
      <text:p text:style-name="P106">Quentin shook his head. “Something like that. <text:span text:style-name="T117">Only a shadow, a </text:span>manifestation of it. <text:span text:style-name="T117">Unlike the real thing,</text:span> <text:span text:style-name="T117">I have hope it can be cured, if only I can get the right knowledge.</text:span> Not even the half blooded are spared. <text:span text:style-name="T110">Thankfully she inherited her father's looks.</text:span>”</text:p>
      <text:p text:style-name="P106"/>
      <text:p text:style-name="P106">“<text:span text:style-name="T110">Is there something wrong with being an elf?</text:span>”</text:p>
      <text:p text:style-name="P106"/>
      <text:p text:style-name="P106">“<text:span text:style-name="T110">Yes. For a child among humans, unlearnt, bigoted humans.</text:span>”</text:p>
      <text:p text:style-name="P105"/>
      <text:p text:style-name="P105">“<text:span text:style-name="T110">Hmm. I suppose I cannot argue with that. I was not spared the taunts as I grew up.</text:span>”</text:p>
      <text:p text:style-name="P100"/>
      <text:p text:style-name="P100">“<text:span text:style-name="T111">And does the sadness effect you? Or perhaps it is only those who knew the fall?</text:span>”</text:p>
      <text:p text:style-name="P100"/>
      <text:p text:style-name="P101">“<text:span text:style-name="T112">You realize that is quite a personal question, no?” He said shaking his head. But he continued. </text:span></text:p>
      <text:p text:style-name="P101"/>
      <text:p text:style-name="P101"><text:span text:style-name="T112">“If only.</text:span>” <text:span text:style-name="T111">Tzuras said, again brushing his hair away from his face. “There is a reason I walk the lands alone among nature. It was Ishira's way. Perhaps that is why it seems to help: a path of peace.”</text:span></text:p>
      <text:p text:style-name="P100"/>
      <text:p text:style-name="P100">“<text:span text:style-name="T113">There is little of that serenity left in the world.</text:span>”</text:p>
      <text:p text:style-name="P100"/>
      <text:p text:style-name="P100">“<text:span text:style-name="T114">Perhaps it died with her.</text:span>” <text:span text:style-name="T114">Tzuras shrugged. </text:span></text:p>
      <text:p text:style-name="P100"/>
      <text:p text:style-name="P100">“<text:span text:style-name="T114">I wondered if this island didn't emulate her in its stillness. Perhaps there is a ruin here?</text:span>” <text:span text:style-name="T114">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15">Oh...</text:span>” <text:span text:style-name="T115">Quentin nodded. “I see. Yes.” He stared from the fire to the dark woods. </text:span></text:p>
      <text:p text:style-name="P107"/>
      <text:p text:style-name="P108">They stared into the fire for a long while.</text:p>
      <text:p text:style-name="P107"/>
      <text:p text:style-name="P107"><text:soft-page-break/></text:p>
      <text:p text:style-name="P107"/>
      <text:p text:style-name="P107"/>
      <text:p text:style-name="P108">A jolt of presence caused Tzuras's head to shoot up. His eyes shone violent green in the embers of the 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20">My totems are warning me of danger.</text:span>”</text:p>
      <text:p text:style-name="P108"/>
      <text:p text:style-name="P108">“<text:span text:style-name="T120">Ah, right, those totems. That’s not any magic I know of.</text:span>” <text:span text:style-name="T120">Yet he did get to his feet. “Should I wake Thella?”</text:span></text:p>
      <text:p text:style-name="P108"/>
      <text:p text:style-name="P110">“<text:span text:style-name="T120">One moment… I'm not sure its explicitly targeting us.” He admitted, “The magic is not my usual. Its something I picked up from the far south and modified a bit, so I admit it is more of an art than what I prefer.</text:span>”</text:p>
      <text:p text:style-name="P108"/>
      <text:p text:style-name="P111">Quentin wiped the tiredness from his eyes. “Well, you got me up. I'm up now, and on edge. Might as well do something.” He pulled out his large leather book crouched near the fire and <text:span text:style-name="T121">murmured</text:span> words to himself.</text:p>
      <text:p text:style-name="P111"/>
      <text:p text:style-name="P111">“But tell me. What does their magic supposedly do? These totems?”</text:p>
      <text:p text:style-name="P111"/>
      <text:p text:style-name="P111">“I would be annoyed at your choice of words if I didn't know you better now.” Tzuras said, with a roll of the eyes. “Its not 'supposedly'. Its just inexact magic. Look, you are I practice the same fundamentals. Here is my tome.”</text:p>
      <text:p text:style-name="P111"/>
      <text:p text:style-name="P111">Tzuras produced a small notebook and waved it before Quentin. </text:p>
      <text:p text:style-name="P111"/>
      <text:p text:style-name="P111">“But these things are so… ”</text:p>
      <text:p text:style-name="P109"><text:s/><text:span text:style-name="T120">He clenched his hands and opened them again. “Spirit magic. It operates on feeling. You can't force them through words, or cleverly constructed phrases. There are no measured steps, nor strict lessons it seems. Its all emotion.”</text:span></text:p>
      <text:p text:style-name="P109"/>
      <text:p text:style-name="P111">Quentin quieted his dismissive attitude for a moment and listened.</text:p>
      <text:p text:style-name="P109"/>
      <text:p text:style-name="P111">“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11"/>
      <text:p text:style-name="P118">He frowned. “These totems are supposed to be a protective ward of sorts. Its not quite as simple as a circle, but you place them in a pattern and they ward off spirits and other things. Like I said the magic is not exact.”</text:p>
      <text:p text:style-name="P118"/>
      <text:p text:style-name="P118">“Hmm. The lack of control sounds frustrating.” Quentin said, tracing the shapes of the words in his <text:soft-page-break/>book. “I prefer the rigid yet dependable rules of northern magic.”</text:p>
      <text:p text:style-name="P118"/>
      <text:p text:style-name="P118">“Ha. You do seem the type. Well, what can I say. The University has mastered it. But as I was saying, there… there seem to be totems on the other islands. This is all quite confusing. I don't believe I've left the island since I landed.”</text:p>
      <text:p text:style-name="P118">Quentin peered upwards in the soft firelight, his book still open in his hands. “<text:span text:style-name="T122">I believe earlier I would have ridiculed you for a statement like that. But after seeing things shift here? How knows if we're on the same island we were on when we started. I'm not sure if that question even makes sense.</text:span>”</text:p>
      <text:p text:style-name="P118"/>
      <text:p text:style-name="P119">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19"/>
      <text:p text:style-name="P119">“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19"/>
      <text:p text:style-name="P119">He stared in to the fire for a moment before snapping the book closed with a snap. </text:p>
      <text:p text:style-name="P119"/>
      <text:p text:style-name="P119">“The simplest thing is often the truest.” He continued. “If there are totems on the other islands, and in the same configuration, there are two reasonable solutions. One, the island's magic is tricking your senses. Or, two, there are no other islands, <text:span text:style-name="T123">at least not in any meaningful way.</text:span>”</text:p>
      <text:p text:style-name="P119"/>
      <text:p text:style-name="P119">“Oh…<text:span text:style-name="T123"> Yes...That the whole area is under the sway of this magic. That does make sense. It is furthermore clear that the island reacts to people trespassing within its domain. Does this mean there is an intelligence here? Perhaps a mage of some sort?”</text:span></text:p>
      <text:p text:style-name="P119"/>
      <text:p text:style-name="P120">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20"/>
      <text:p text:style-name="P120">“Hmm. Perhaps like a spirit?” Tzuras grinned. </text:p>
      <text:p text:style-name="P120"/>
      <text:p text:style-name="P120">Quentin avoided eye contact with a cough. “Perhaps. I know little of such things.”</text:p>
      <text:p text:style-name="P120"/>
      <text:p text:style-name="P120">“<text:span text:style-name="T124">Spirits are obtuse. This fits. Although I have met people who used spirits for evil, I've never encountered a spirit that was evil itself.</text:span>”</text:p>
      <text:p text:style-name="P120"/>
      <text:p text:style-name="P120">“<text:span text:style-name="T124">Not even the undead?” Quentin asked. “Geremon's ilk have been particularly… useless lately, no? The one I visited in Mellont refused me any spells when I had them look at Thella.”</text:span></text:p>
      <text:p text:style-name="P120"/>
      <text:p text:style-name="P120">“<text:span text:style-name="T124">Perhaps that are tangently similar, but perhaps its simply an overuse of the word. I meant earth spirits, natural things.</text:span>”</text:p>
      <text:p text:style-name="P120"/>
      <text:p text:style-name="P120">“<text:span text:style-name="T124">Does this island seem natural to you?</text:span>” <text:span text:style-name="T124">Quentin asked, frowning at the gathering fog and shapless trees <text:s/>outside of the protection of the fire.</text:span></text:p>
      <text:p text:style-name="P120"/>
      <text:p text:style-name="P120"><text:soft-page-break/>“<text:span text:style-name="T124">I suppose not. Although it does use aspects of nature.</text:span>” <text:span text:style-name="T124">Tzuras said suddenly. “Perhaps something has gone wrong here… I traveled long ago. I tried to venture into the wastes. I thought with my skills I would be able perhaps to make it to Ankhsomar and after that, to the Fell itself.”</text:span></text:p>
      <text:p text:style-name="P120"/>
      <text:p text:style-name="P121">Quentin was fully alert now. “Ah. That is a perilous journey. So many maps end at the edge of that place, merely and note explaining more.”</text:p>
      <text:p text:style-name="P121"/>
      <text:p text:style-name="P121">“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21"/>
      <text:p text:style-name="P121">“So you think a similar thing is here?”</text:p>
      <text:p text:style-name="P119"/>
      <text:p text:style-name="P121">Tzuras gestured around. “Its strange. That is my best analogy, but this land is obviously not blasted. If you were to see it from afar, you might think it normal. And it does not seem quite as overtly hostile.”</text:p>
      <text:p text:style-name="P121"/>
      <text:p text:style-name="P122">And just as those word came from his mouth, a blood chilling scream echoed through the night.</text:p>
      <text:p text:style-name="P122"/>
      <text:p text:style-name="P122"/>
      <text:p text:style-name="P123">Quentin froze. </text:p>
      <text:p text:style-name="P123"/>
      <text:p text:style-name="P123">Tzuras stiffened, his eyes growing wide. “It wasn't coming for us...”</text:p>
      <text:p text:style-name="P123"/>
      <text:p text:style-name="P124">“<text:span text:style-name="T125">Odilon!</text:span>” <text:span text:style-name="T125">Tzuras said, springing to his feet. His wand was in his hand.</text:span></text:p>
      <text:p text:style-name="P124"/>
      <text:p text:style-name="P141">“That damn fool. We warned him.” Quentin said shaking his head. Still his countenance was darkened.</text:p>
      <text:p text:style-name="P124"/>
      <text:p text:style-name="P141">“It won't matter soon. Whatever it is. Its following him and he's bringing it right here.”</text:p>
      <text:p text:style-name="P124"/>
      <text:p text:style-name="P141">Quentin spun towards Tzuras. “What about your totems? What about the fire?”</text:p>
      <text:p text:style-name="P124"/>
      <text:p text:style-name="P141">“The fire might work. The totems… Are not placed correctly? Its hard to say… Whatever it is is slipping through the pattern. Or perhaps the pattern is changing around it. I cannot tell. They will be here in a moment.”</text:p>
      <text:p text:style-name="P124"/>
      <text:p text:style-name="P124">“<text:span text:style-name="T126">Thella!</text:span> <text:span text:style-name="T126">Wake up!” But once again Thella would not waken. </text:span></text:p>
      <text:p text:style-name="P124"/>
      <text:p text:style-name="P124">“<text:span text:style-name="T127">Do you have that leaf?</text:span>” <text:span text:style-name="T127">Quentin asked.</text:span></text:p>
      <text:p text:style-name="P124"/>
      <text:p text:style-name="P128">Tzuras shook his head. “No time!” The elf was signing something in the air and a flame suddenly appeared hovering delicately in midair.</text:p>
      <text:p text:style-name="P128"/>
      <text:p text:style-name="P128">“<text:span text:style-name="T128">Damn you elf!</text:span>” <text:span text:style-name="T128">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24"/>
      <text:p text:style-name="P142">“Where is it?” Quentin yelled.</text:p>
      <text:p text:style-name="P125"><text:soft-page-break/></text:p>
      <text:p text:style-name="P142">“I think I see Odilon! Hey! Here!” Tzuras called, waving his other hand.</text:p>
      <text:p text:style-name="P125"/>
      <text:p text:style-name="P143">A dark shape emerged from the forest in a rush. </text:p>
      <text:p text:style-name="P125"/>
      <text:p text:style-name="P143">Quentin flinched and tried to call to his mind the last words of a spell. Sweat ran down his face. He could not remember! His mind was blank!</text:p>
      <text:p text:style-name="P125"/>
      <text:p text:style-name="P144">Odilon dove into the clearing, coming to rest mere feet from the fire. He was clutching his arm while trying to maintain hold of the dagger Tzuras had given him. His eyes were wild with fear. </text:p>
      <text:p text:style-name="P126"/>
      <text:p text:style-name="P144">“Its coming!” He shouted.</text:p>
      <text:p text:style-name="P126"/>
      <text:p text:style-name="P129">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29"/>
      <text:p text:style-name="P129">They waited for a moment with nervous tension. </text:p>
      <text:p text:style-name="P129"/>
      <text:p text:style-name="P129">And another. </text:p>
      <text:p text:style-name="P129"/>
      <text:p text:style-name="P129">And yet another. </text:p>
      <text:p text:style-name="P129"/>
      <text:p text:style-name="P129">But nothing showed. </text:p>
      <text:p text:style-name="P129"/>
      <text:p text:style-name="P130">The fog swirled around them dangerously, but they could not see any movement. </text:p>
      <text:p text:style-name="P130"/>
      <text:p text:style-name="P130">“What was it Odilon?” Tzuras asked, glancing quickly down at the wounded man. </text:p>
      <text:p text:style-name="P130"/>
      <text:p text:style-name="P130">But the officer shook his head violently. “I-I couldn't see. Merely a force. Something so dangerous. Something with claws.”</text:p>
      <text:p text:style-name="P124"/>
      <text:p text:style-name="P127">“<text:span text:style-name="T129">Damn. So you couldn't get sight of it either… Perhaps we can scare it off. It does not like the fire.” Tzuras said signing with his wand. The orb hovering by him burst into life.</text:span></text:p>
      <text:p text:style-name="P127"/>
      <text:p text:style-name="P131">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31"/>
      <text:p text:style-name="P132">Darkness sucked back into its proper place, and went even a bit further. They unconsciously took a step backwards towards the fire. The darkness claimed the space they just occupied. </text:p>
      <text:p text:style-name="P132"/>
      <text:p text:style-name="P132">And there was silence and stillness amid the darkness. </text:p>
      <text:p text:style-name="P132"/>
      <text:p text:style-name="P132">Moments passed again and again, yet nothing seemed to change. </text:p>
      <text:p text:style-name="P132"/>
      <text:p text:style-name="P132">“Perhaps it was scared off...” Quentin said, moving from his protective stance holding Thella. His old <text:soft-page-break/>muscles burned and he longed to put her down. </text:p>
      <text:p text:style-name="P132"/>
      <text:p text:style-name="P132">“Do not move!” Tzuras commanded. Without breaking eye contact with the place where his spell had just impacted, he walked backwards, wand still outstretched. </text:p>
      <text:p text:style-name="P132"/>
      <text:p text:style-name="P132">For an instant, he looked at Odilon and reached out a hand to bring him to his feet. </text:p>
      <text:p text:style-name="P132"/>
      <text:p text:style-name="P132">“Thanks...” He said, drawing himself up.</text:p>
      <text:p text:style-name="P132"/>
      <text:p text:style-name="P132">And in that instant, something moved beyond the darkness. </text:p>
      <text:p text:style-name="P132"/>
      <text:p text:style-name="P132">Quentin felt it like a <text:span text:style-name="T133">sudden emptiness</text:span> against him, like <text:span text:style-name="T133">all the air had suddenly vanished around them, and his very being was tearing apart</text:span>. There was no escaping it. He felt his knees start to buckle under him. <text:span text:style-name="T130">A dark haze overtook his vision, and even the light from the fire dimmed. </text:span></text:p>
      <text:p text:style-name="P132"/>
      <text:p text:style-name="P132">“<text:span text:style-name="T130">Oh gods...</text:span>” <text:span text:style-name="T130">he cried out, clutching Thella. The others also seemed similarly afflicted. </text:span></text:p>
      <text:p text:style-name="P132"/>
      <text:p text:style-name="P133">Tzuras gritted his teeth, <text:span text:style-name="T131">wand still out towards the darkness.</text:span></text:p>
      <text:p text:style-name="P133"/>
      <text:p text:style-name="P133">“<text:span text:style-name="T131">What are you?</text:span>” <text:span text:style-name="T131">He yelled. </text:span></text:p>
      <text:p text:style-name="P133"/>
      <text:p text:style-name="P135">A shape moved near a tree. </text:p>
      <text:p text:style-name="P134"/>
      <text:p text:style-name="P135">Inexorably drawn to the <text:span text:style-name="T140">movement</text:span>, Quentin's eye traced the shape of the tree until it reached the low roots, where, slipped between the gnarled twisted shapes was some shape. He only caught a glimpse of it, and his courage failed him completely. </text:p>
      <text:p text:style-name="P134"/>
      <text:p text:style-name="P134">“<text:span text:style-name="T132">Oh gods! Oh gods! What is that? What is that!” Composure left him. Fear ran through his body, obliterating every other thought.</text:span> <text:span text:style-name="T132">His arms shook and his leg started to give away. In that moment though, his body stiffened, and wrenched in place by some force, he shuddered, half collapsed, half standing, while the fear and his oath warred with one another. </text:span></text:p>
      <text:p text:style-name="P134"/>
      <text:p text:style-name="P135">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34"/>
      <text:p text:style-name="P135">Tzuras eclipsed his view with his body as he took one purposeful step forward. It was all he managed. </text:p>
      <text:p text:style-name="P135"/>
      <text:p text:style-name="P135">The <text:span text:style-name="T134">obliterative</text:span> <text:span text:style-name="T134">emptiness </text:span>returned, horrible <text:span text:style-name="T134">and absolute. </text:span></text:p>
      <text:p text:style-name="P135"/>
      <text:p text:style-name="P136">The thing reached an inky black paw towards them as if trying the waters. <text:span text:style-name="T136">The fire behind them shuttered.</text:span></text:p>
      <text:p text:style-name="P131"/>
      <text:p text:style-name="P136">Quentin thought his heart was going to burst. His arms seared like fire and the emptiness took hold of it. He felt lit aflame, suddenly cast into a hurricane, <text:span text:style-name="T135">drawn out and vanished into the darkness.</text:span> Was he going to be drawn into nothingness?</text:p>
      <text:p text:style-name="P136"/>
      <text:p text:style-name="P137">It tried the fire again, and again the flames shuttered, but did not go out. </text:p>
      <text:p text:style-name="P137"/>
      <text:p text:style-name="P137"><text:soft-page-break/>He caught sight of black feathers, and some sort of unrecognizable hound like jaw press its way forward towards the light. </text:p>
      <text:p text:style-name="P137"/>
      <text:p text:style-name="P137">Tzuras shook his head violently. He managed to sign the last of a spell and a brilliant light flooded from the end of his wand.</text:p>
      <text:p text:style-name="P137">“<text:span text:style-name="T100">Back damn you</text:span><text:span text:style-name="T137">!” He cursed in elvish</text:span></text:p>
      <text:p text:style-name="P141"><text:s/></text:p>
      <text:p text:style-name="P138">The thing made no reaction to the sudden light, but did not approach. It stayed in place for the duration of the spell and a moment afterwards as if to signal Tzuras who was in control of the encounter. </text:p>
      <text:p text:style-name="P138"/>
      <text:p text:style-name="P138">Then, with a call between a wolf howl cut off into a falcon cry, it slithered its amorphous body through the tangle of roots back into the darkness.</text:p>
      <text:p text:style-name="P138"/>
      <text:p text:style-name="P139">The feeling of being torn apart left Quentin and he collapsed to his knees, careful to not let Thella fall. He placed her beside the fire once more and then collapsed to the ground. <text:span text:style-name="T138">He heard Odilon do the same.</text:span></text:p>
      <text:p text:style-name="P139"/>
      <text:p text:style-name="P140">Tzuras staggered over to the fire and pushed more kindling into it. </text:p>
      <text:p text:style-name="P140"/>
      <text:p text:style-name="P140">The darkness was pushed back a bit more.</text:p>
      <text:p text:style-name="P140"/>
      <text:p text:style-name="P140">He let out a choking sound and sat down. </text:p>
      <text:p text:style-name="P140"/>
      <text:p text:style-name="P140">“<text:span text:style-name="T139">Gods.</text:span>” <text:span text:style-name="T139">Odilon whispered. “What in the deathlord's name was that?”</text:span></text:p>
      <text:p text:style-name="P140"/>
      <text:p text:style-name="P145">But the others were too horrified and exhausted to say anything. They lay there for a long while, the unanswered question slipping into the stillness of the night. </text:p>
      <text:p text:style-name="P145"/>
      <text:p text:style-name="P145"/>
      <text:p text:style-name="P145"/>
      <text:p text:style-name="P145">The morning brought daylight of a sort, but no end to the mist. Quentin was just glad the beast hadn't decided to return. The thought of that shifting mass, the unnatural form of dark feathers and flesh still jumping to his mind unbidden.</text:p>
      <text:p text:style-name="P145"/>
      <text:p text:style-name="P145">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41">to the Library. </text:span></text:p>
      <text:p text:style-name="P145"/>
      <text:p text:style-name="P145">“<text:span text:style-name="T141">I think we'll all agree that we must get off this island as soon as possible?</text:span>” <text:span text:style-name="T141">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45"/>
      <text:p text:style-name="P146">His muscles and even bones still felt empty from the encounter with the thing, as if they would shatter at any moment. It was a strange feeling, and he slung the pack onto his back for no reason other than to feel the exertion of the weight. </text:p>
      <text:p text:style-name="P146"/>
      <text:p text:style-name="P147">Odilon just stared at him. The man may have laid down at the end of the encounter, but he sure didn't <text:soft-page-break/>appear to have slept any. His face was gaunt and tired. <text:span text:style-name="T142">He still clutched his arm.</text:span></text:p>
      <text:p text:style-name="P147"/>
      <text:p text:style-name="P156">“Did your group have any additional boats?” Quentin asked. </text:p>
      <text:p text:style-name="P148"/>
      <text:p text:style-name="P157">Something like relief washed over Odilon. “Yes. There were four large boats in total. Two for supplies.” But then some conflict seemed to rise in him. His face turned back into a frown as if considering something, and he pulled his black uniform around him.</text:p>
      <text:p text:style-name="P148"/>
      <text:p text:style-name="P157">“We ought to regroup with my fellow soldiers anyway. I need to warn them and the Sergeant about whats here on this island.”</text:p>
      <text:p text:style-name="P148"/>
      <text:p text:style-name="P157">“That seems prudent. You said they made camp at the southern point?” Tzuras asked.</text:p>
      <text:p text:style-name="P148"/>
      <text:p text:style-name="P158">“Yes. If we get near I should be able to find it. I… Sergeant Cyrus is a smart man. He'll know what to do.”</text:p>
      <text:p text:style-name="P149"/>
      <text:p text:style-name="P158">“I have no doubt. But what we really need to do is leave. I don't know what your orders were exactly, but I need to get Thella to the other side of this river.”</text:p>
      <text:p text:style-name="P149"/>
      <text:p text:style-name="P159">Odilon nodded. “Yes… Um. I think I might be able to convince him to allow you to take one of the boats. He's a fair man too. You'll see.” <text:s/></text:p>
      <text:p text:style-name="P149"/>
      <text:p text:style-name="P150">Quentin returned the nod, but noticed that the man was much more on edge, and much less sure of himself than before. </text:p>
      <text:p text:style-name="P150"/>
      <text:p text:style-name="P150">“<text:span text:style-name="T143">Then we'd best be off.</text:span>” <text:span text:style-name="T143">Quentin said, futilely attempting to wake Thella. “Do you mind if I borrow some of those smelling herbs? It seems...” He glanced at Odilon. “It seems like Thella might be sick from fishing for our soldier here.”</text:span></text:p>
      <text:p text:style-name="P150"/>
      <text:p text:style-name="P150">“<text:span text:style-name="T147">That was her then! I hardly remember everything, the water was so fierce. What a feat for such a child. I must thank her when she wakes.</text:span>”</text:p>
      <text:p text:style-name="P150"/>
      <text:p text:style-name="P151">Quentin shrugged and grabbed the small container from Tzuras which he used to awaken Thella. The child came to with a start and slowly got to her feet. </text:p>
      <text:p text:style-name="P151"/>
      <text:p text:style-name="P151">“<text:span text:style-name="T148">Thella, we're going to try to borrow a boat from Odilon's friends here.</text:span>”</text:p>
      <text:p text:style-name="P151"/>
      <text:p text:style-name="P151">“<text:span text:style-name="T148">Who is that? Is that the man in the water from earlier? Sorry I didn't say hi earlier. I fell asleep.</text:span>”</text:p>
      <text:p text:style-name="P151"/>
      <text:p text:style-name="P151">“<text:span text:style-name="T148">Well met.</text:span>” <text:span text:style-name="T148">Odilon said and smiled at the girl. </text:span></text:p>
      <text:p text:style-name="P151"/>
      <text:p text:style-name="P152">“<text:span text:style-name="T148">Are they on the island too?</text:span>” <text:span text:style-name="T148">She asked. “Did they crash on it as well?”</text:span></text:p>
      <text:p text:style-name="P152"/>
      <text:p text:style-name="P153">“Something like that. We're going to the southern end of the island. Are you hungry? I know we have food in here somewhere...”</text:p>
      <text:p text:style-name="P152"/>
      <text:p text:style-name="P153">“No. Its ok. I'm not hungry.” She said. “I want to walk. I don't like the water too much. It reminds me of when our boat crashed.”</text:p>
      <text:p text:style-name="P152"/>
      <text:p text:style-name="P153"><text:soft-page-break/>Quentin nodded. “Lets be going then.”</text:p>
      <text:p text:style-name="P153">The group collected their things. </text:p>
      <text:p text:style-name="P152"/>
      <text:p text:style-name="P153">They had <text:span text:style-name="T150">scarcely</text:span> gone a couple of feet before Tzuras stopped them.</text:p>
      <text:p text:style-name="P154">“Hold on one second. Before we go any further. I want to see if there is any sign of the beast.”</text:p>
      <text:p text:style-name="P154"/>
      <text:p text:style-name="P164">Odilon turned to Tzuras but did not get closer. “Not sure I want to know more about that thing...”</text:p>
      <text:p text:style-name="P154"/>
      <text:p text:style-name="P154">“<text:span text:style-name="T149">We may run across about it again. It would help to know what we're up against.</text:span>” <text:span text:style-name="T149">Tzuras said, stooping over the tangle of roots that the beast had watched them from.</text:span></text:p>
      <text:p text:style-name="P154"/>
      <text:p text:style-name="P154">“<text:span text:style-name="T150">Oh. Thella, whats wrong?</text:span>” <text:span text:style-name="T150">The girl had gripped his arm tightly and stared at the space Tzuras was in.</text:span></text:p>
      <text:p text:style-name="P123"/>
      <text:p text:style-name="P123">“<text:span text:style-name="T150">Uncle. There was something bad there last night.</text:span>”</text:p>
      <text:p text:style-name="P123"/>
      <text:p text:style-name="P123">“<text:span text:style-name="T150">Yes. There was some sort of beast. Did you wake up?” Quentin said, worried. The thing had been frightening enough to hill his bones. He had considered it a boon that the thing had approached them when she was asleep.</text:span></text:p>
      <text:p text:style-name="P123"/>
      <text:p text:style-name="P160">Thella shook her head. “No, but I dreamt of it. <text:span text:style-name="T151">I didn't like it at all. It was very scary.”</text:span></text:p>
      <text:p text:style-name="P160"/>
      <text:p text:style-name="P165">“I want to get off this island, Uncle.”</text:p>
      <text:p text:style-name="P160"/>
      <text:p text:style-name="P165">Quentin nodded down to her. “Gods, don't we all… We're going to borrow a bout from Odilon's friends and then well leave, ok?” Thella paused as if not sure whether that promise was good enough but finally agreed.</text:p>
      <text:p text:style-name="P160"/>
      <text:p text:style-name="P160">“<text:span text:style-name="T151">Tzuras, find anything?</text:span>” <text:span text:style-name="T151">Quentin peered over at the elf. </text:span></text:p>
      <text:p text:style-name="P160"/>
      <text:p text:style-name="P160">“<text:span text:style-name="T152">Well, yes. We talked earlier about what caused this… but spirits or no, that horrifying thing we saw last night was real.</text:span>”</text:p>
      <text:p text:style-name="P160"/>
      <text:p text:style-name="P161">Odilon grimaced and continued to hold his arm. “I could have told you that.”</text:p>
      <text:p text:style-name="P161"/>
      <text:p text:style-name="P161">“Well, more real than I expected. I dont' know the rules that bind those sort of things. Regardless, magic or no, this was an actual beast of flesh and bone. Look, it left fur.”</text:p>
      <text:p text:style-name="P161"/>
      <text:p text:style-name="P161">He held up a tuft of black hair.</text:p>
      <text:p text:style-name="P161"/>
      <text:p text:style-name="P161">“As you say.” Odilon cautioned. “Maybe I was wrong. Learn all you can about it I suppose, perhaps we can avoid its tracks.”</text:p>
      <text:p text:style-name="P161"/>
      <text:p text:style-name="P161">“Hmm. You're missing the important part, soldier.” Quentin said, rummaging though his pack for his book. “A real animal? Regardless of magics ensorcelling it, it can be warded off. I have never met a creature that abides the heat of fire.”</text:p>
      <text:p text:style-name="P161"/>
      <text:p text:style-name="P161">“I'm sure you have some nasty surprises in there Quentin.” Tzuras said, straightening. “Yet I mostly side with Quentin. We must avoid this thing at all cost. Were I alone perhaps I would try my hand. But with the girl? No. She should be our primary goal. This isn't your fight.”</text:p>
      <text:p text:style-name="P161"><text:soft-page-break/></text:p>
      <text:p text:style-name="P161">Quentin shut the book and agreed. “You're right. We must be on our way.”</text:p>
      <text:p text:style-name="P161"/>
      <text:p text:style-name="P155">Thella walked with them, holding Quentin's hand. Quentin looked behind them at the camp site and continued into the forest.</text:p>
      <text:p text:style-name="P155"/>
      <text:p text:style-name="P155"/>
      <text:p text:style-name="P155"/>
      <text:p text:style-name="P162">The fog was quick to assert its dominance. As soon as the rushing noise of the waters had passed behind them, they were once again transported to a dim featureless world. The sun was only a pale smudge through the branches of pine trees and the obscuring whiteness of clouds. <text:span text:style-name="T153">The ground was soft with needles once more. Even the scent of the forest was dulled. Sap oozed from some of the trees, but issued no smell.</text:span></text:p>
      <text:p text:style-name="P162"/>
      <text:p text:style-name="P162">“<text:span text:style-name="T154">Ah.</text:span>” <text:span text:style-name="T154">Tzuras said, calling them to stop. </text:span></text:p>
      <text:p text:style-name="P162"/>
      <text:p text:style-name="P163">The crowded behind him.</text:p>
      <text:p text:style-name="P163"/>
      <text:p text:style-name="P163">“What is it?”</text:p>
      <text:p text:style-name="P163"/>
      <text:p text:style-name="P163">The elf gestured at the trunk closest to them. “<text:span text:style-name="T155">Look at the marks there.</text:span>”</text:p>
      <text:p text:style-name="P163"/>
      <text:p text:style-name="P166">The tree had been mauled. Long gashes cut their way deep into its core, past the bark <text:span text:style-name="T156">and </text:span>into the <text:span text:style-name="T156">soft core. Sap leaked from the injury.</text:span></text:p>
      <text:p text:style-name="P166"/>
      <text:p text:style-name="P166">“<text:span text:style-name="T157">Do you suppose its the same beast?</text:span>” <text:span text:style-name="T157">Thella asked, and reached towards the mark, but hesitated half way, staring at it.</text:span></text:p>
      <text:p text:style-name="P166"/>
      <text:p text:style-name="P166">“<text:span text:style-name="T157">It must be.</text:span>” <text:span text:style-name="T157">Odilon said. “Nothing we can learn here. We should hurry and get back to the camp. The fact that there are marks here means that the beast must be around.” He eyed the fog.</text:span></text:p>
      <text:p text:style-name="P166"/>
      <text:p text:style-name="P166">“<text:span text:style-name="T157">There's nothing to say it won't come out during the day.</text:span>” <text:span text:style-name="T157">He said, knife in one hand, the other held close by his side. </text:span></text:p>
      <text:p text:style-name="P166"/>
      <text:p text:style-name="P167">“<text:span text:style-name="T158">Hmm. That's where you're wrong. Thella, want to learn a bit about animal physiology?</text:span>” <text:span text:style-name="T158">Tzuras asked, now crouched and frowning at the marks. Quentin raised an eyebrow but was curious himself, so he let the elf continue.</text:span></text:p>
      <text:p text:style-name="P167"/>
      <text:p text:style-name="P176">“I don't know what you mean.” Thella admitted. “You can learn something from these?” She gestured at the marks. </text:p>
      <text:p text:style-name="P167"/>
      <text:p text:style-name="P176">“Yes. Firstly look at the height. Bears rear up on their hind legs sometimes when they claw at trees. Smaller animals like raccoons will scratch at the bottom or climb and eat insects from higher up.”</text:p>
      <text:p text:style-name="P167"/>
      <text:p text:style-name="P167">“<text:span text:style-name="T159">Whats your point? These marks are all over the place.</text:span>” <text:span text:style-name="T159">Quentin interjected. </text:span></text:p>
      <text:p text:style-name="P167"/>
      <text:p text:style-name="P168">The elf turned to him. “Been a while since the university. I didn't see you raise your hand.”</text:p>
      <text:p text:style-name="P168"/>
      <text:p text:style-name="P168">“But yes, you're right. These marks are all over.” The elf stood up and pointed at the tallest mark. </text:p>
      <text:p text:style-name="P168"><text:soft-page-break/></text:p>
      <text:p text:style-name="P168">“That is over eight feet tall. Thats assuming that it reached up, rather than bent down! But what do you see down there?”</text:p>
      <text:p text:style-name="P168"/>
      <text:p text:style-name="P168">Thella had crouched down herself and was inspecting marks further to the ground. </text:p>
      <text:p text:style-name="P168"/>
      <text:p text:style-name="P168">“Theres ones down here as well. Very low. If you or I tried to make them, we'd have to get down to our knees” <text:span text:style-name="T160">She pointed out, still shying away from actually touching the marks.</text:span></text:p>
      <text:p text:style-name="P168"/>
      <text:p text:style-name="P169">“Hmm. Good point. And there's also the <text:span text:style-name="T160">depth and texture to them. This one is straight and very deep, right into the heart wood. This other one is abruptly stopped; more of a rip.”</text:span></text:p>
      <text:p text:style-name="P169"/>
      <text:p text:style-name="P170">Odilon and Quentin puzzled over these new facts.</text:p>
      <text:p text:style-name="P169"/>
      <text:p text:style-name="P170">“Finally, there's the reason. Most beasts will tear off bark either because they have part of them that need the wear, like beavers or elk, or because they are eating either the bark or whats under it.”</text:p>
      <text:p text:style-name="P169"/>
      <text:p text:style-name="P170">“Hmm. And what do you think this beast was doing?” Quentin asked. A damp breeze blew through the forest, and the lot of them shivered. </text:p>
      <text:p text:style-name="P169"/>
      <text:p text:style-name="P170">“Neither of the two. If it were wear, it would be one tree, maybe two, and it would use one part of its body. And if it were eating the bark, it would be more purposeful, targeting whatever it eats.”</text:p>
      <text:p text:style-name="P169"/>
      <text:p text:style-name="P170">Odilon frowned and crossed his hands. </text:p>
      <text:p text:style-name="P169"/>
      <text:p text:style-name="P169">“<text:span text:style-name="T160">So whats that all mean then? What kind of behavior does this indicate?</text:span>”</text:p>
      <text:p text:style-name="P169"/>
      <text:p text:style-name="P170">Tzuras gestured for them to keep on moving and so they did while he revealed his fears.</text:p>
      <text:p text:style-name="P170"/>
      <text:p text:style-name="P170">“It was something darker. Rage, or perhaps pain. Everything about these marks is concerning. They're mindless. And look….”</text:p>
      <text:p text:style-name="P170"/>
      <text:p text:style-name="P170">He gestured to the trees in front of them. Every one of the trunks around them was shredded. The thick sap flowed like dark red blood from the wounds as the trees cried.</text:p>
      <text:p text:style-name="P170"/>
      <text:p text:style-name="P171">“This was completely mindless. Made by a creature of bizarre proportions. Jaw marks too high and too low. Claw marks indicating swings from only one side. And there's some over holes here which look like… woodpecker holes. I don't know what to make of this. They were made by the same creature, or at least very rapid in succession to one another. The sap sets up after a while.”</text:p>
      <text:p text:style-name="P171"/>
      <text:p text:style-name="P177">Odilon stared at the elf. </text:p>
      <text:p text:style-name="P171"/>
      <text:p text:style-name="P172">“<text:span text:style-name="T161">Gods forget that.</text:span>” <text:span text:style-name="T161">He said, and suddenly bristled, pushing to the front of the group. “Let us make haste across this wretched island, provided it allows us… I've seen enough. I was scared of the thing before your comments Tzuras. They haven't helped.” He gestured with his good hand, still holding the dagger.</text:span></text:p>
      <text:p text:style-name="P172"/>
      <text:p text:style-name="P172"><text:span text:style-name="T162">Tzuras nodded.</text:span> </text:p>
      <text:p text:style-name="P166"/>
      <text:p text:style-name="P173"><text:soft-page-break/>They quickened their pace and started off once more.</text:p>
      <text:p text:style-name="P173"/>
      <text:p text:style-name="P173"/>
      <text:p text:style-name="P173">“Do you know the way, Odilon?” Tzuras asked, tentatively bringing up the rear. He swung a quick check behind them to make sure nothing was following them. Thankfully, there was nothing the the obscuring fog.</text:p>
      <text:p text:style-name="P173"/>
      <text:p text:style-name="P173">“I believe so. This feels right for some reason.” He said, pointing towards a small rise. There was nothing to indicate anyone had ever been here. </text:p>
      <text:p text:style-name="P173"/>
      <text:p text:style-name="P173">“<text:span text:style-name="T163">Fine. As long as you do. How is your arm? I see you're still holding it.</text:span>”</text:p>
      <text:p text:style-name="P173"/>
      <text:p text:style-name="P175">The soldier's face darkened. “Its fine. Ill have <text:span text:style-name="T183">Edoma</text:span> look at it when we get to the camp. She's a good medic. It got me good though. I'll give it that.”</text:p>
      <text:p text:style-name="P175"/>
      <text:p text:style-name="P175">“I can take a look at it if you want. I know a couple of poultices that may be able to help.”</text:p>
      <text:p text:style-name="P175"/>
      <text:p text:style-name="P175">“Thank you for your offer but I think its best we simply get to the camp as soon as possible. As you can see, the bleeding has stopped. Its not so bad, and I can move it. I think it was superficial.”</text:p>
      <text:p text:style-name="P175"/>
      <text:p text:style-name="P175">Tzuras agreed and went back to studying their surroundings and keeping a watch on the way they had come. </text:p>
      <text:p text:style-name="P175"/>
      <text:p text:style-name="P175"/>
      <text:p text:style-name="P175"/>
      <text:p text:style-name="P178">Once again, the island revealed its puzzling expanse. It could not have been more than a few miles across yet they had yet to reach the camp, the river or any identifying markers whatsoever. </text:p>
      <text:p text:style-name="P178"/>
      <text:p text:style-name="P178">The fog had set in with glee and at points they had to walk in single file very close to one another lest they be spirited off into that blank expanse. Thella clung to Quentin's arm. Odilon clung to his knife and hid his arm in his jacket. Tzuras had his wand out and ran his eyes across every unidentified clump of leaves, searching, almost hoping for something to track amid the featurelessness.</text:p>
      <text:p text:style-name="P178"/>
      <text:p text:style-name="P178">“Uncle. The trees have changed.”</text:p>
      <text:p text:style-name="P178"/>
      <text:p text:style-name="P178">Quentin glanced around nervously. Sure enough, the skeletal reach of deadened gnarled trees had replaced the pillar-like similarity of the pines. </text:p>
      <text:p text:style-name="P178"/>
      <text:p text:style-name="P178">“I don't remember these trees near my camp…” Odilon whispered. The admission elicited silence from the rest of the group. Yet through the strange character of the place, every one of them felt a strong desire to continue walking, if only to mask their dread. </text:p>
      <text:p text:style-name="P178"/>
      <text:p text:style-name="P178">“I'm sorry everyone. I really thought it was this way.”</text:p>
      <text:p text:style-name="P178"/>
      <text:p text:style-name="P178">Quentin moved to say something but Tzuras cut him off, one hand on the soldier's shoulder. </text:p>
      <text:p text:style-name="P178"/>
      <text:p text:style-name="P178">“Its ok. This place is twisted.”</text:p>
      <text:p text:style-name="P178"/>
      <text:p text:style-name="P178">Odilon nodded but did not look assured by the comment. </text:p>
      <text:p text:style-name="P178"><text:soft-page-break/></text:p>
      <text:p text:style-name="P178">“So… where do we go now?” Thella asked, “Where are we walking?”</text:p>
      <text:p text:style-name="P178"/>
      <text:p text:style-name="P179">Quentin shook his head. “I-I can't explain, but I really think we should continue walking...” He said, gripping Thella's hand. “I think that if we stop...”</text:p>
      <text:p text:style-name="P179"/>
      <text:p text:style-name="P179">Tzuras waved his hand through the dense fog and a grimmace ran across his face. </text:p>
      <text:p text:style-name="P179"/>
      <text:p text:style-name="P179">“This is an evil place. Something is very wrong here.” He offered. “Its not just the look of the trees. The trees, the fog, the shifting places, its all broken.”</text:p>
      <text:p text:style-name="P179"/>
      <text:p text:style-name="P179">Odilon nodded. “Yet, I have some hope? I can't quite explain it, but I feel like if we keep walking this way, if we just keep going, we'll get to the camp. I'll come right out and say it plain, I don't quite remember this place, yet it still feels familiar. Its as if we're coming to the top of a large hill. I know that despite us climbing higher and higher, eventually we will come to the top and see the other side.”</text:p>
      <text:p text:style-name="P179"/>
      <text:p text:style-name="P179">They all agreed that Odilon's description of his feeling matched the one that they were feeling as well. And with nothing more than intuition and feeling the continued into the island. </text:p>
      <text:p text:style-name="P179"/>
      <text:p text:style-name="P179"/>
      <text:p text:style-name="P179"/>
      <text:p text:style-name="P179">But before too long, and seemingly very quickly, the light of the place started to fade above them. They walked now in complete silence. The darkening of the sun above them was a cruel sword over their heads. They all subconsciously knew that whatever power this place held during the day, it would only worsen during the night. </text:p>
      <text:p text:style-name="P179"/>
      <text:p text:style-name="P179">“<text:span text:style-name="T164">I feel like we should stop.” Tzuras said, boldly breaking the silence. “Its getting dark, but I think we have enough time for me to set out some wards before we lose the sun. Wherever we are, walking several more miles probably won't help us.”</text:span></text:p>
      <text:p text:style-name="P179"/>
      <text:p text:style-name="P180">Odilon shook his head. “I swear we're close. I can't explain why but...”</text:p>
      <text:p text:style-name="P180"/>
      <text:p text:style-name="P180">Thella let out a small groan and clung to Quentin's hand.</text:p>
      <text:p text:style-name="P180"/>
      <text:p text:style-name="P180">“Uncle. I'm tired. We've been waking all day.” </text:p>
      <text:p text:style-name="P180"/>
      <text:p text:style-name="P180">Quentin had been about to council continuing, but his words lodged in his mouth. <text:span text:style-name="T167">He hesitated, trying to think of a solution. One came to mind.</text:span></text:p>
      <text:p text:style-name="P180"/>
      <text:p text:style-name="P180">“Oh. Thella. Of course you're tired. You haven't eaten a thing today!” He said, slinging his pack to the ground. </text:p>
      <text:p text:style-name="P180"/>
      <text:p text:style-name="P180">But the girl shook her head slowly. “I'm not hungry. Plus, neither have you.”</text:p>
      <text:p text:style-name="P180"/>
      <text:p text:style-name="P180">Quentin stopped for a moment and a puzzled expression took him. </text:p>
      <text:p text:style-name="P180"/>
      <text:p text:style-name="P180">“Neither have I?” He rubbed his head, trying to remember their journey today. Had it only been a day they had been walking? Had they really not eaten? That was impossible. They would have felt hungry. </text:p>
      <text:p text:style-name="P180"/>
      <text:p text:style-name="P180"><text:soft-page-break/>But Thella's comment had disquieted them all. </text:p>
      <text:p text:style-name="P180"/>
      <text:p text:style-name="P180">“Eaten?” Tzuras said, eyes wide. “My god. We really haven't eaten. I don't remember eating today at all, or even yesterday...” He turned to the soldier.</text:p>
      <text:p text:style-name="P180"/>
      <text:p text:style-name="P180">“Do you remember eating recently?”</text:p>
      <text:p text:style-name="P180"/>
      <text:p text:style-name="P180">The soldier shook his head and looked through his pack. “To be honest, all the stuff before the rapids was just a blur. I don't remember clearly. But here...” He lifted out a wrapped ration from his bag.</text:p>
      <text:p text:style-name="P180"/>
      <text:p text:style-name="P180">“I have several of these. I think there's supposed to be <text:span text:style-name="T165">seven</text:span> of them. <text:span text:style-name="T165">And there are seven still here...”</text:span></text:p>
      <text:p text:style-name="P180"/>
      <text:p text:style-name="P181">They had stopped by this point and they looked at each other with a mixture of shock and dismay.</text:p>
      <text:p text:style-name="P181"/>
      <text:p text:style-name="P181">“What does this mean?” Odilon asked the other two. “I'm not hungry. I should be hungry if I haven't eaten in two days.”</text:p>
      <text:p text:style-name="P174"/>
      <text:p text:style-name="P174">“<text:span text:style-name="T165">Another curiosity of this place I suppose?</text:span>” <text:span text:style-name="T165">Quentin said, with a grumble. “Perhaps its because of the changing of the land. This island is not as large as the amount of land we have covered. Maybe we only feel hungry for the actual distance we've traveled?”</text:span></text:p>
      <text:p text:style-name="P174"/>
      <text:p text:style-name="P181">Tzuras scratched his chin. “I suppose I haven't eaten in a very long while.” <text:span text:style-name="T166">he said, distantly, rummaging through his large pack. “Do I even have food in here?”</text:span></text:p>
      <text:p text:style-name="P181"/>
      <text:p text:style-name="P182">But a sudden and intense feeling slowly took hold of Quentin. The others were talking now, even Thella. They were all trying to figure out how it was possible for them to have spent several days without eating. </text:p>
      <text:p text:style-name="P182"/>
      <text:p text:style-name="P182">Quentin had crouched to look through his bag, but he slowly returned to his feet. </text:p>
      <text:p text:style-name="P182"/>
      <text:p text:style-name="P182">What was causing this feeling? </text:p>
      <text:p text:style-name="P182"/>
      <text:p text:style-name="P182">His eyes slid from one side of the forest to the other. Tzuras had been staring into the mist this whole time. Could there have been something that the woodsman had missed?</text:p>
      <text:p text:style-name="P182"/>
      <text:p text:style-name="P182">A chill started to work down Quentin's neck. It was as if he could feel the icy trickle of snow melt. He could not place it, but something was wrong. Even moreso than usual. </text:p>
      <text:p text:style-name="P182"/>
      <text:p text:style-name="P182">In one solid movement his pack was returned to his back and his hand had caught Thella's.</text:p>
      <text:p text:style-name="P182"/>
      <text:p text:style-name="P182">She looked up at him with surprise but quieted when she saw that his face was white and grave. </text:p>
      <text:p text:style-name="P182"/>
      <text:p text:style-name="P182">“Uncle...”</text:p>
      <text:p text:style-name="P182"/>
      <text:p text:style-name="P182">“Everyone, quiet. I can't explain it, but something is off here. Something <text:span text:style-name="T99">feels </text:span><text:span text:style-name="T101">wrong.</text:span>”</text:p>
      <text:p text:style-name="P182"/>
      <text:p text:style-name="P182">The others looked at him.</text:p>
      <text:p text:style-name="P182"/>
      <text:p text:style-name="P182">“What do you mean, feels?”</text:p>
      <text:p text:style-name="P182"><text:soft-page-break/></text:p>
      <text:p text:style-name="P182">“Stop talking and feel.” He gestured towards the forest in front of them.</text:p>
      <text:p text:style-name="P182"/>
      <text:p text:style-name="P182">Tzuras became quiet and seemed lost in concentration.</text:p>
      <text:p text:style-name="P182"/>
      <text:p text:style-name="P182">Odilon looked from the old man to the elf and back again. </text:p>
      <text:p text:style-name="P182"/>
      <text:p text:style-name="P182">“Is there something you're not telling me? Is the beast back?” he stiffened and his hand went for his knife again.</text:p>
      <text:p text:style-name="P182"/>
      <text:p text:style-name="P183">Tzuras inhaled as if to take a deep breath, but after a second it caught in his throat. His hand shot out and caught <text:span text:style-name="T168">Quentin's shirt. </text:span></text:p>
      <text:p text:style-name="P183"/>
      <text:p text:style-name="P183">“<text:span text:style-name="T168">Stay together. Something evil is near.</text:span>” <text:span text:style-name="T168">He said gravely. </text:span></text:p>
      <text:p text:style-name="P183"/>
      <text:p text:style-name="P184">There was no talking now. The group subconsciously shrank together, everyone peering in one direction or another. There was no movement that they could tell. </text:p>
      <text:p text:style-name="P184"/>
      <text:p text:style-name="P184">“<text:span text:style-name="T169">I feel it too now. Its strong. This way.</text:span>” <text:span text:style-name="T169">Tzuras said quietly.</text:span></text:p>
      <text:p text:style-name="P184"/>
      <text:p text:style-name="P185">They walked slowly and quietly in that direction. Thella held on to her uncle's hand with a sudden force. The old man could feel the bandages on his skin, the surprising strength of the small hand. </text:p>
      <text:p text:style-name="P185"/>
      <text:p text:style-name="P185">The<text:span text:style-name="T170">y</text:span> moved forward, scanning the forest for any sign of movement. <text:span text:style-name="T171">A breeze groaned through the trees: only a short gasp, cold and wet. Tzuras's eyes widened a bit. </text:span></text:p>
      <text:p text:style-name="P185"/>
      <text:p text:style-name="P185">“<text:span text:style-name="T171">There's blood nearby.</text:span>” <text:span text:style-name="T171">He said, directing them forward. </text:span></text:p>
      <text:p text:style-name="P185"/>
      <text:p text:style-name="P185">“<text:span text:style-name="T171">Right there. On the other side of that tree.</text:span>” <text:span text:style-name="T171">He pointed.</text:span></text:p>
      <text:p text:style-name="P185"/>
      <text:p text:style-name="P186">It was a gnarled oak whose vast bulk at some point had been split by lightning. Its branches were bare, yet still thick with unsettling bulbous growth which twisted this way and that with abandon. </text:p>
      <text:p text:style-name="P186"/>
      <text:p text:style-name="P186">From its lowest part, where the trunk met the ground came a much stronger version of the feeling that Quentin had sensed earlier. They all felt it now. A sick fascination fell over them. The mystery of what could cause such a feeling was overwhelming. Half dread and half morbid curiosity compelled them to edge around the tree, bit by bit. </text:p>
      <text:p text:style-name="P186"/>
      <text:p text:style-name="P186">The bark was blackened with rot. Grey moss ran its length. Torturous hollows were dug into its flesh, from which seeped pitch colored sap. </text:p>
      <text:p text:style-name="P186"/>
      <text:p text:style-name="P187">They edged a bit closer. </text:p>
      <text:p text:style-name="P187"/>
      <text:p text:style-name="P187">Finally they could see what it was they had been sensing. </text:p>
      <text:p text:style-name="P187"/>
      <text:p text:style-name="P187">Quentin was the first to react. He threw his hand over Thella's eyes and mouth. Yet he did not look away from the sight, <text:span text:style-name="T172">staring on it with shock. Thella buried her face into the older man's side.</text:span></text:p>
      <text:p text:style-name="P187"/>
      <text:p text:style-name="P188">Tzuras's <text:span text:style-name="T172">green</text:span> eyes dimmed, <text:span text:style-name="T172">and a sadness appeared in them, spreading to his face.</text:span></text:p>
      <text:p text:style-name="P188"><text:soft-page-break/></text:p>
      <text:p text:style-name="P189">Odilon let out a small groan and took a staggered half step forward, wounded arm uselessly outstretched.</text:p>
      <text:p text:style-name="P189"/>
      <text:p text:style-name="P189">Against the tree was a body, or at least what was left of one.</text:p>
      <text:p text:style-name="P189"/>
      <text:p text:style-name="P190">It was sprawled outwards, arms twisted at odd angles. Draped over its shoulders was a black uniform, the same as the one Odilon was wearing. To its side, covered in blood and half severed from the arm which held it, was a sword. </text:p>
      <text:p text:style-name="P190"/>
      <text:p text:style-name="P191">However, the body's defining feature was its face, which was completely missing. The skull had been crushed inwards by terrible force, so horribly, and so completely, that no features of any kind were visible. Hair was an afterthought and matted black with dried blood behind where the head should have been. </text:p>
      <text:p text:style-name="P191"/>
      <text:p text:style-name="P191">Sprayed to every side and soaking all surfaces and clothing was blood. The same blows extended downward, ripping the neck open and continuing down to the upper torso, creating one large contiguous hole in the flesh. It yawned inward, seemingly deeper than at first seeming possible, until one realized the whole at times went straight through the body and out the other side, digging into the dark recesses of the rotted tree. <text:span text:style-name="T174">It was bordered on its edges by the white remains of the upper ribcage and the fragments of skull still visible. </text:span></text:p>
      <text:p text:style-name="P191"/>
      <text:p text:style-name="P191">“<text:span text:style-name="T173">Oh god.</text:span>” <text:span text:style-name="T173">Quentin muttered and clenched Thella close to his side. </text:span></text:p>
      <text:p text:style-name="P191"/>
      <text:p text:style-name="P192">Tzuras had subsided into a sad disappointed frown. His head tilted slightly. He stared at the body in a disconnected and dispassionate manner. </text:p>
      <text:p text:style-name="P192"/>
      <text:p text:style-name="P193">Odilon face cycled through a number of emotions until it stopped on pained horror. He let out a cry and clutched his hands to his face.</text:p>
      <text:p text:style-name="P193"/>
      <text:p text:style-name="P193">Some feeling started building inside Quentin. At first, he thought it was horror, and that he was going to be sick. But while indeed, as it swept through him, it was disgust, it was not fear which gripped him but a sudden and inexplicable anger at the deformed body. </text:p>
      <text:p text:style-name="P193"/>
      <text:p text:style-name="P193">The twisted sprawling arms, the horrible cavernous hole, which sunk inward, too deep ad dark to be natural or even close to it. The thing in front of them was so viscerally and horrifying wrong to Quentin, that he had to act. But rather than look away, his teeth gritted with hateful disgust. The thing had to be destroyed. </text:p>
      <text:p text:style-name="P193"/>
      <text:p text:style-name="P193"><text:s/><text:span text:style-name="T175">And so, with one hand still holding Thella still, and the other outstretched, his tome open and whirling amid constructed wind he cursed the dead thing which lay before them.</text:span></text:p>
      <text:p text:style-name="P191"/>
      <text:p text:style-name="P194">Fire <text:span text:style-name="T176">formed in the space in front of the book</text:span>, and surged forward in a rolling tongue of flame which washed over the body. </text:p>
      <text:p text:style-name="P194"/>
      <text:p text:style-name="P194">“W-What are you doing?” Odilon asked and looked at Quentin, shocked. <text:s/></text:p>
      <text:p text:style-name="P191"/>
      <text:p text:style-name="P194">Tzuras simply stared, still transfixed by the sight in front of him. </text:p>
      <text:p text:style-name="P194"/>
      <text:p text:style-name="P194"><text:soft-page-break/>Quentin felt the visceral disgust peak inside him, the yawning open hole of the body groaned as the flames washed over it. <text:span text:style-name="T178">And for a moment, it seemed like the flames were captured by the hole, swirled, compressing into its unnatural darkness and vanished. </text:span><text:s/>Was that a sound it had made? It mattered not, only that it must be be destroyed now!</text:p>
      <text:p text:style-name="P194"/>
      <text:p text:style-name="P194">The flames built in intensity, hi<text:span text:style-name="T177">s</text:span> body tensed with effort and he clutched his book until the edges of the metal edged cover dug into his flesh. The fire flared now, blue streaks joining the reds and oranges, flickering in ribbons as the smashed into the body and the tree behind it. <text:span text:style-name="T178">Whatever strange effect he had seen, he would overpower it.</text:span></text:p>
      <text:p text:style-name="P194"/>
      <text:p text:style-name="P194">“Stop! Stop!” Odilon cried. For what reason, Quentin did not understand. The sudden feeling had taken him, and all he felt was rage against the unnatural thing, slowly burning away <text:span text:style-name="T179">in</text:span> his onslaught.</text:p>
      <text:p text:style-name="P194"/>
      <text:p text:style-name="P196">Odilon reached out and made to stop <text:span text:style-name="T178">the older man. “No!” Quentin shouted and closed the book with a snap and brought it swiftly around catching the soldier straight in the face. Such was the force of the blow and the unexpectedness of the action, that Odilon fell completely backwards and landed in the soft leaf covered ground, stunned.</text:span></text:p>
      <text:p text:style-name="P196"/>
      <text:p text:style-name="P197"><text:s/>Unhindered, Quentin let out a cry the opened back his book with one hand. “Die thing!” he shouted.</text:p>
      <text:p text:style-name="P197">The flames redoubled, white searing streaks joined the red and blue, and the air seared with heat. The tree behind the body groaned again, its weight suddenly held by only part of the trunk as the fire cut through it.</text:p>
      <text:p text:style-name="P197"/>
      <text:p text:style-name="P198">With a creaking protest, it started falling. But because of its rotten state, rather than falling over in one piece, it simply collapsed into pieces. Quentin kept the flames coming until the body <text:span text:style-name="T180">and remains of the tree were indistinguishable. </text:span></text:p>
      <text:p text:style-name="P198"/>
      <text:p text:style-name="P200">Finally, after he could truly no longer separate the body from the charred flesh of the tree, he stopped. In front of them now were merely a mound of charred black material. </text:p>
      <text:p text:style-name="P199"/>
      <text:p text:style-name="P199">“<text:span text:style-name="T181">Why?</text:span>” <text:span text:style-name="T181">Odilon asked, from the ground, tears now running from his eyes. </text:span></text:p>
      <text:p text:style-name="P199"/>
      <text:p text:style-name="P200">Quentin shook his head. “Shatter.” He said, signing with one finger outstretched from the book. The sigil seared into the air, and hung for a second before darting forward into the material. </text:p>
      <text:p text:style-name="P199"/>
      <text:p text:style-name="P200">Nothing happened. Quentin took a deep breath, the rage building once more inside of him. How dare such a wretched thing disobey his commands? He searched his mind of a proper spell to use, but none came clearly. </text:p>
      <text:p text:style-name="P200"/>
      <text:p text:style-name="P200">The pile in front of them shifted.</text:p>
      <text:p text:style-name="P200"/>
      <text:p text:style-name="P200">Quentin took a slow step backward, taking Thella with him. “Get behind me.” he said to her, ushering her to move with his hand. </text:p>
      <text:p text:style-name="P200"/>
      <text:p text:style-name="P200">The fog swirled around the blackened fetid chunks of rot. </text:p>
      <text:p text:style-name="P200"/>
      <text:p text:style-name="P200">Quentin held his book out as if warning the thing. No spell could come to mind.</text:p>
      <text:p text:style-name="P200"/>
      <text:p text:style-name="P201"><text:span text:style-name="T182">But finally whatever resistance the pile had to Quentin's spells rotted away much like the tree. Slowly </text:span><text:soft-page-break/><text:span text:style-name="T182">and excruciatingly, it bulged and deformed as the magic ripped through it. Slow. Much more slowly than it should have, it expanded like a puss filled bubble. </text:span></text:p>
      <text:p text:style-name="P201"/>
      <text:p text:style-name="P202">Finally it could hold <text:span text:style-name="T183">b</text:span>ack the magic <text:span text:style-name="T183">any</text:span> longer and it burst forth. Yet in its last action it refused to perform as expected. Yes the deformed thing burst, but instead of exploding, it simply let out a final sigh, as if from a long held breath. The form of the pile shuddered and dissipated on the breeze until there was nothing left of it.</text:p>
      <text:p text:style-name="P201"/>
      <text:p text:style-name="P203">Tzuras nodded his head slowly.</text:p>
      <text:p text:style-name="P203"/>
      <text:p text:style-name="P203">But Odilon did not take things nearly that calmly. </text:p>
      <text:p text:style-name="P203"/>
      <text:p text:style-name="P203">“What have you done?” He yelled, taking a threatening step towards Quentin. </text:p>
      <text:p text:style-name="P203"/>
      <text:p text:style-name="P203">“T-That was <text:span text:style-name="T184">Edoma!</text:span>” <text:span text:style-name="T184">he shuddered. His body shook, and for a moment it looked like he was close to throwing up. But he regained his posture and draw his dagger. “That was Edoma!” he repeated. “What reason could you have for doing that?” he cried.</text:span></text:p>
      <text:p text:style-name="P203"/>
      <text:p text:style-name="P203">“<text:span text:style-name="T184">She was already dead.</text:span>” <text:span text:style-name="T184">Quentin stated. He looked down at Thella who was crying into his clothing. In the moment he could not think of what to say to her.</text:span></text:p>
      <text:p text:style-name="P203"/>
      <text:p text:style-name="P203">“<text:span text:style-name="T184">Still, the flames? Why? She deserved a proper burial.</text:span>”</text:p>
      <text:p text:style-name="P203"/>
      <text:p text:style-name="P204">Quentin had no good answer. Thoughts swirled in his head as he grasped for a reason for his actions.</text:p>
      <text:p text:style-name="P204"/>
      <text:p text:style-name="P204">“Something about it was wrong.” He said, with a bit of confusion. “Very wrong.”</text:p>
      <text:p text:style-name="P204"/>
      <text:p text:style-name="P204">“So you keep on saying! You and Tzuras with your talk about feelings and wrongness… y-you cremated her.”</text:p>
      <text:p text:style-name="P204"/>
      <text:p text:style-name="P204">“The beast, whatever it was had tore into her. You saw her body right? Even if there had been a high priest of Geremon right here, there would have been nothing they could have done.”</text:p>
      <text:p text:style-name="P204"/>
      <text:p text:style-name="P204">“So you say. I still see no reason why you must have destroyed her body! I- Oh gods!” This time his stomach could not withstand whatever thoughts crossed his mind. He dropped to his knees and dry heaved.</text:p>
      <text:p text:style-name="P204"/>
      <text:p text:style-name="P204">Quentin took a step closer, and thought of laying an arm on the soldier. </text:p>
      <text:p text:style-name="P204"/>
      <text:p text:style-name="P204">But amid his forceful spasms he looked up and jerked his injured arm in a dismissive gesture.</text:p>
      <text:p text:style-name="P204"/>
      <text:p text:style-name="P204">“Get back! Back you gods damned maniac! Gods!” </text:p>
      <text:p text:style-name="P204"/>
      <text:p text:style-name="P205">Quentin was disquieted deeply by the whole series of events. He had acted on impulse, a part of him knew that, and yet he could not simply apologize. He looked at the other two people and anger lit within him. Had he not taken care of the darkness in that corpse?</text:p>
      <text:p text:style-name="P205"/>
      <text:p text:style-name="P205">“Tzuras! You felt that, no?” He pointed at the elf. </text:p>
      <text:p text:style-name="P205"/>
      <text:p text:style-name="P205"><text:soft-page-break/>Tzuras shook himself aware at the sound of his name. </text:p>
      <text:p text:style-name="P205">“Yes.” <text:s/>He said gravely. “Sorry, I- The flames… they reminded me of something.”</text:p>
      <text:p text:style-name="P205"/>
      <text:p text:style-name="P205">Again Quentin felt himself being crushed. Of course the elf would be horrified by the flames he had used. <text:span text:style-name="T185">Tzuras had insinuated that he had not been present for the fall, but still, perhaps something linked him with those flames, or reminded him of them.</text:span></text:p>
      <text:p text:style-name="P205"/>
      <text:p text:style-name="P206">Quentin gritted his teeth. “Damn...” He hissed. He looked down at Thella and was crushed for a third time. She had not looked at his actions, but surely she had heard them. She would be frightened. </text:p>
      <text:p text:style-name="P206"/>
      <text:p text:style-name="P206">“I...” Quentin said towards Odilon. But he closed his hand and shook his head. </text:p>
      <text:p text:style-name="P206"/>
      <text:p text:style-name="P206">“I care not what you do. I must look after Thella.”</text:p>
      <text:p text:style-name="P206"/>
      <text:p text:style-name="P206">He stepped aside with the child.</text:p>
      <text:p text:style-name="P206"/>
      <text:p text:style-name="P208">Thella looked up at him and a moment of passive horror washed over him. For a second he could not recognize her. He saw only her mask and <text:span text:style-name="T186">he </text:span>stared, unable to comprehend what he was seeing. <text:span text:style-name="T186">She had readorned the object to her face. His brain slowly worked at what he was seeing until he came to his senses.</text:span></text:p>
      <text:p text:style-name="P208"/>
      <text:p text:style-name="P208">He crouched down and reached a hand out to <text:span text:style-name="T186">take the object off her face and</text:span> wipe away her tears, trying to conceal his shock.</text:p>
      <text:p text:style-name="P208"/>
      <text:p text:style-name="P208">“<text:span text:style-name="T187">Thella dear. Its ok. You don't need to wear that here.</text:span>”</text:p>
      <text:p text:style-name="P208"/>
      <text:p text:style-name="P209">But the young girl clutched to it and didn't let him move it. </text:p>
      <text:p text:style-name="P209"/>
      <text:p text:style-name="P209">“No...” She sobbed. “Don't take it off.”</text:p>
      <text:p text:style-name="P207"/>
      <text:p text:style-name="P207">“But…”</text:p>
      <text:p text:style-name="P207"/>
      <text:p text:style-name="P210">However, at this point, the girls words became incomprehensible and she devolved into tears. He crouched, and held her as best as he could, for a long while. </text:p>
      <text:p text:style-name="P210"/>
      <text:p text:style-name="P210">Finally she spoke.</text:p>
      <text:p text:style-name="P207"/>
      <text:p text:style-name="P207">“<text:span text:style-name="T188">Uncle. I could hear everything. I could feel those flames. I don't think I've ever seen you use magic like that. Why did you burn that body?</text:span>”</text:p>
      <text:p text:style-name="P207"/>
      <text:p text:style-name="P211">And finally he could not stay silent. The truth slipped slowly from his mouth.</text:p>
      <text:p text:style-name="P211"/>
      <text:p text:style-name="P211">“I don't know. It was a feeling.” He said, frowning.</text:p>
      <text:p text:style-name="P211"/>
      <text:p text:style-name="P212">Thella was upset. More than just fear. He couldn't see her face with that damn mask on, but he could tell from the minute change in posture. Perhaps her hand had lessened its grip on his clothing just the tiniest amount. </text:p>
      <text:p text:style-name="P212"/>
      <text:p text:style-name="P212">“Thella, I just...” But the words failed in his mouth. What was he supposed to say? How could he <text:soft-page-break/>respond in this nightmarish situation which was so surreal, and so horrifying, so removed from anything he had ever experienced. He regarded himself as a learned man. He liked to be known as the smartest person in the room, but here his intellect, his stored wisdom was useless. There was nothing to think about or logic through. It made no sense. Nothing made any sense. </text:p>
      <text:p text:style-name="P212"/>
      <text:p text:style-name="P212">“I don't know what to say Thella. I don't understand what is going on here.” He said, finally. He shook his head, and looked down at her. The mask hid her response. At least to her he could tell the truth. His pride could allow for that. Was she the only one he could confide in? How ironic. He was the one who was supposed to look after her, not the other way around. </text:p>
      <text:p text:style-name="P212"/>
      <text:p text:style-name="P212">“Are you ok?” he knelt and stared <text:s/>face to face wtih the young girl.</text:p>
      <text:p text:style-name="P212"/>
      <text:p text:style-name="P213">The blank emotionless mask stared back at him. He could only just make the sad eyes from behind its featurelessness. </text:p>
      <text:p text:style-name="P213"/>
      <text:p text:style-name="P213">“No.” She said. “I couldn't feel the fire. I couldn't feel it at all. I could hear it, I could even see its light even though I was looking away, but I couldn't feel it. I don't like it Uncle. Its scaring me.”</text:p>
      <text:p text:style-name="P213"/>
      <text:p text:style-name="P213">He pulled her into a hug, and despite some hesitation she relented. He could feel her sobbing as she embraced him back. </text:p>
      <text:p text:style-name="P213"/>
      <text:p text:style-name="P213">“I don't want to waste away.” She sobbed. “I don't want to become like that thing on the tree.”</text:p>
      <text:p text:style-name="P213"/>
      <text:p text:style-name="P214">At the mention of the corpse, he couldn't help but shiver for a moment. And despite his <text:span text:style-name="T208">attempt to</text:span> brush it off, he knew she had sensed that something was wrong. </text:p>
      <text:p text:style-name="P214"/>
      <text:p text:style-name="P214">He gently pulled her back in front of <text:span text:style-name="T189">him. </text:span></text:p>
      <text:p text:style-name="P212"/>
      <text:p text:style-name="P212">“<text:span text:style-name="T189">Thats not going to happen.</text:span>” <text:span text:style-name="T189">He said with a bit more force than he intended. He loosened the grasp on her arm. He struggled not to break into tears himself. He stopped and wiped his eyes.</text:span></text:p>
      <text:p text:style-name="P212"/>
      <text:p text:style-name="P212">“<text:span text:style-name="T189">It won't happen. I'm not going to let it.</text:span>” <text:span text:style-name="T189">He said. </text:span></text:p>
      <text:p text:style-name="P212"/>
      <text:p text:style-name="P215">But he could not tell her reaction. </text:p>
      <text:p text:style-name="P215"/>
      <text:p text:style-name="P215">“… Don't you want to take that off?” he tried again. </text:p>
      <text:p text:style-name="P215"/>
      <text:p text:style-name="P215">She shook her head. </text:p>
      <text:p text:style-name="P215"/>
      <text:p text:style-name="P215">He grabbed her hand. “Lets see if we can find that boat.” </text:p>
      <text:p text:style-name="P215"/>
      <text:p text:style-name="P215"/>
      <text:p text:style-name="P215">Tzuras and Odilon were talking in hushed tones when the other two came back, <text:span text:style-name="T191">sitting facing one another on the ground. </text:span><text:s/></text:p>
      <text:p text:style-name="P215"/>
      <text:p text:style-name="P215">They looked up with haunted faces, which Quentin ignored.</text:p>
      <text:p text:style-name="P215"/>
      <text:p text:style-name="P215">“Thella and I are going to look for the boats, if they're still here.”</text:p>
      <text:p text:style-name="P215"/>
      <text:p text:style-name="P215"><text:soft-page-break/>Tzuras nodded. Odion frowned at the older man. </text:p>
      <text:p text:style-name="P215"/>
      <text:p text:style-name="P215">“Fine. We're going to see if we can find any of the others.” Tzuras stated. He seemed to have mostly recovered from the experience. </text:p>
      <text:p text:style-name="P215"/>
      <text:p text:style-name="P215">Quentin nodded. “I have a bad feeling about it though.” he added.</text:p>
      <text:p text:style-name="P215"/>
      <text:p text:style-name="P215">But Odilon swung around, his eyes bloodshot. “Did I fucking ask your opinion?”</text:p>
      <text:p text:style-name="P215"/>
      <text:p text:style-name="P215">Quentin shrugged and gestured to Thella. The started off towards where they thought they could hear the water. </text:p>
      <text:p text:style-name="P215"/>
      <text:p text:style-name="P215"/>
      <text:p text:style-name="P215">Tzuras looked at Odilon. </text:p>
      <text:p text:style-name="P215"/>
      <text:p text:style-name="P215">“<text:span text:style-name="T190">You got my back?</text:span>” <text:span text:style-name="T190">He asked the elf, holding his injured arm close. With his good one, he furled his jacket around him and stared at the insignia on the shoulder for a moment. </text:span></text:p>
      <text:p text:style-name="P215"/>
      <text:p text:style-name="P215">“<text:span text:style-name="T192">Yes.</text:span>” <text:span text:style-name="T192">He said, before getting up. He extended a hand to the soldier, who took it with his good one, and got to his feet. </text:span></text:p>
      <text:p text:style-name="P215"/>
      <text:p text:style-name="P216">“<text:span text:style-name="T192">Perhaps the Sergeant is still here. He was a strong swordsman. He knew the second form. And a good man.” Tzuras nodded.</text:span></text:p>
      <text:p text:style-name="P216"/>
      <text:p text:style-name="P217">They walked into the remains of the camp.</text:p>
      <text:p text:style-name="P217"/>
      <text:p text:style-name="P218">They did not find any of Odilon's unit alive. </text:p>
      <text:p text:style-name="P218"/>
      <text:p text:style-name="P218">Here and there lay bit of bodies. Blood lay dried in and among the leaves, <text:span text:style-name="T201">at one point</text:span> seeping into the cracks to run unhindered into the ground. There were no flies. There was no smell even. However, the sight was not made any better by that fact. </text:p>
      <text:p text:style-name="P218"/>
      <text:p text:style-name="P218">Tzuras had regained his composure, yet still could feel an unimaginable sorrow whenever he found another body. </text:p>
      <text:p text:style-name="P218"/>
      <text:p text:style-name="P218">“T-Thats Kolen. He was the tallest son of a bitch I ever saw. We used to tease him and say his mother was half giant.” The corpse lay slumped against a fallen log. Its torso was upwards, but its head was missing.</text:p>
      <text:p text:style-name="P218"/>
      <text:p text:style-name="P218">“I guess I should bury them...” Odilon said, more to himself than to Tzuras. </text:p>
      <text:p text:style-name="P218"/>
      <text:p text:style-name="P219">The elf and Odilon started dragging them together the best they could. </text:p>
      <text:p text:style-name="P219"/>
      <text:p text:style-name="P219">Odilon had to stop after the first five. </text:p>
      <text:p text:style-name="P219"/>
      <text:p text:style-name="P219">He double<text:span text:style-name="T205">d</text:span> over against one of the trees and tried to throw up again, but once more nothing came. </text:p>
      <text:p text:style-name="P219"/>
      <text:p text:style-name="P220">He wiped his mouth and stood up, a sudden look of anger crossing his face. </text:p>
      <text:p text:style-name="P220"/>
      <text:p text:style-name="P220"><text:soft-page-break/>“Did it take them in the night?” He asked Tzuras. </text:p>
      <text:p text:style-name="P220"/>
      <text:p text:style-name="P220">“Some of them, like Edoma had their weapons drawn. I didn't see any sign of the beast though.”</text:p>
      <text:p text:style-name="P220"/>
      <text:p text:style-name="P220">“Yes. I think so. One of them was still in his sleeping clothes. The others must have been keeping watch.”</text:p>
      <text:p text:style-name="P220"/>
      <text:p text:style-name="P220">Odilon looked at Tzuras and traced his eye down to the corpse wrapped in pale linen. </text:p>
      <text:p text:style-name="P220"/>
      <text:p text:style-name="P220">A <text:span text:style-name="T193">grimace</text:span> of horror, revulsion and anger gripped Odilon. He clenched his hand into a fist, the released it and ran his hand through his hand violently through his hair. </text:p>
      <text:p text:style-name="P220"/>
      <text:p text:style-name="P220">“<text:span text:style-name="T194">That’s</text:span> Adrian. This was literally his first deployment outside of the city. Gods what the hell… How could he deserve this? How could this happen?”</text:p>
      <text:p text:style-name="P220"/>
      <text:p text:style-name="P230">Tzuras was looking at the young man <text:span text:style-name="T202">Odilon had named</text:span>. The blood on him was dried. </text:p>
      <text:p text:style-name="P220"/>
      <text:p text:style-name="P220">He turned to Tzuras, shook his head, and helped him pull the smaller corpse to the pile. </text:p>
      <text:p text:style-name="P220"/>
      <text:p text:style-name="P221">“It just doesn't seem possible.” <text:span text:style-name="T193">He pleaded to Tzuras, “Cyrus, Edoma, the other Corporal Iwan. They're not like me. They're veterans. I always thought they pulled Iwan to maybe… counter balance my lack of field experience.”</text:span></text:p>
      <text:p text:style-name="P221"/>
      <text:p text:style-name="P222">He turned to Tzuras, a sad smile on his lips. “Haha. Its seems so long ago now. Gods… I wanted to show them I was up to it. That’s why Leger and I were the ones to take the boat. I'm a god damn merchant's son. They always knew I was better with numbers than the sword. I know there were some who wondered if I wasn't better use to the Civil Guard.”</text:p>
      <text:p text:style-name="P222"/>
      <text:p text:style-name="P222">He looked down at the body he was dragging. “But no. I had read too many stories of the First. Damn worked into my head. Fuck!” He let the body fall onto the pile. </text:p>
      <text:p text:style-name="P222"/>
      <text:p text:style-name="P222">“How is any of this fair? None of these people deserved this, Tzuras. They were good people.”</text:p>
      <text:p text:style-name="P222"/>
      <text:p text:style-name="P222">The elf laid a hand on the soldier's shoulder. </text:p>
      <text:p text:style-name="P222"/>
      <text:p text:style-name="P222">“<text:span text:style-name="T195">The world is a cruel place Odilon. Fair? Unfair? Perhaps the gods think of such things. But if so, it does not show. At least not that I can tell.”</text:span></text:p>
      <text:p text:style-name="P222"/>
      <text:p text:style-name="P223">Odilon looked back at Tzuras. “<text:span text:style-name="T203">Perhaps it is as you say. Perhaps.</text:span>”</text:p>
      <text:p text:style-name="P223"/>
      <text:p text:style-name="P224">“<text:span text:style-name="T196">Lets see if there is anything that’s left of the camp.</text:span>”</text:p>
      <text:p text:style-name="P224"/>
      <text:p text:style-name="P232">It seemed that the beast was mostly preoccupied by the soldiers. Their equipment was scattered, but not destroyed. </text:p>
      <text:p text:style-name="P232"/>
      <text:p text:style-name="P241">Odilon was staring down at a body in particular. He seemed to be half horrified and perhaps half confused. Eventually though he moved the body to the pile and turned it over, shaking his head. <text:span text:style-name="T206">He turned to see what Tzuras was doing, and when he saw that the elf was looking at the provisions, he came and joined him.</text:span></text:p>
      <text:p text:style-name="P224"><text:soft-page-break/></text:p>
      <text:p text:style-name="P224">“<text:span text:style-name="T196">Some of this food still looks good.</text:span>” <text:span text:style-name="T196">Tzuras said, looking through things. </text:span></text:p>
      <text:p text:style-name="P224"/>
      <text:p text:style-name="P224"><text:span text:style-name="T196"><text:s/>Odilon shook his head. “There's two more here. Help me move them out.</text:span>”</text:p>
      <text:p text:style-name="P224"/>
      <text:p text:style-name="P233">They moved the two bodies <text:span text:style-name="T207">and placed them on top. </text:span>Odilon surveyed the grim pile.</text:p>
      <text:p text:style-name="P225"/>
      <text:p text:style-name="P225">“<text:span text:style-name="T197">That's eleven. Edoma we… saw. Leger might have gotten away when I fell in. But I don't see Iwan or the Sargent here. So there are them and four more missing. Sorry, I can't remember off the top of my head, who they should be. They're from Iwan's part of the unit, rotation in from some squad from Swan.</text:span>”</text:p>
      <text:p text:style-name="P225"/>
      <text:p text:style-name="P234">Tzuras nodded and turned to the soldier. “This may not help, but I do not intend to leave this island.”</text:p>
      <text:p text:style-name="P226"/>
      <text:p text:style-name="P235">Odilon stopped and stared back intently. “What do you mean by that?”</text:p>
      <text:p text:style-name="P226"/>
      <text:p text:style-name="P236">Tzuras's green eyes flared. “I've seen enough after this. I said before, I'm here to find this thing. To deal with it.”</text:p>
      <text:p text:style-name="P227"/>
      <text:p text:style-name="P237">Odilon looked at him warily. </text:p>
      <text:p text:style-name="P227"/>
      <text:p text:style-name="P227">“<text:span text:style-name="T198">As a naturalist, as a learned spirit medium… in Ishira's name as well... I don't intend to leave. I'm going to kill this thing. I will help Quentin and the girl leave the island, but once they are gone, should you seek revenge, you have a partner.</text:span>”</text:p>
      <text:p text:style-name="P227"/>
      <text:p text:style-name="P228">Odilon nodded slowly. “I do thank you for the offer. But I have to think about things. I did have orders you know. We soldiers must follow orders. To return and get backup? It does seem wrong. As a corporal, they say you must always be ready to be able to lead. But what do I do when I'm the only one left? I don't know.”</text:p>
      <text:p text:style-name="P228"/>
      <text:p text:style-name="P229">“<text:span text:style-name="T199">I suppose you're right. Get the girl and old man off the island. No sense dragging anyone else into this. We go and hunt that fucking thing down.</text:span>” <text:span text:style-name="T200">He stuck out his hand and the elf grabbed it with his own.</text:span></text:p>
      <text:p text:style-name="P229"/>
      <text:p text:style-name="P238">“That old bastard is a real piece of work. I don't understand him most of the time. I feel sorry for the girl that she got stuck with a guy like that. But it is the right thing to do. Boats first. Blood second. Lets go get them before this place shifts on us again.” <text:span text:style-name="T204">The soldier </text:span>looked around the gnarled twisted trees. “Heh, if it hasn't shifted already.”</text:p>
      <text:p text:style-name="P238"/>
      <text:p text:style-name="P239">He walked off calling after Quentin and Thella.</text:p>
      <text:p text:style-name="P239"/>
      <text:p text:style-name="P239"/>
      <text:p text:style-name="P239"/>
      <text:p text:style-name="P239">Tzuras stood in the clearing alone. </text:p>
      <text:p text:style-name="P239"/>
      <text:p text:style-name="P239">His loud and confident voice still sounded in his ears, even now after the other man had left. Around him was now again the empty forest. And the dead. Like before.</text:p>
      <text:p text:style-name="P239"/>
      <text:p text:style-name="P239">He shook his head, but the flare had seeped out of his eyes and his brow slanted in a furious concern as he turned things over in his mind.</text:p>
      <text:p text:style-name="P239"><text:soft-page-break/></text:p>
      <text:p text:style-name="P239">He walked over to the bodies. In their pile, Odilon had lit them afire. </text:p>
      <text:p text:style-name="P239"/>
      <text:p text:style-name="P239">A sickening animalistic revulsion grabbed ahold of him, the unlived memory of bodies aflame amid burning trees. </text:p>
      <text:p text:style-name="P239"/>
      <text:p text:style-name="P239">With conscious effort he forced the unwanted thoughts away and knelt by the fire. </text:p>
      <text:p text:style-name="P239"/>
      <text:p text:style-name="P239">He picked up a stray overjacket and mindlessly let the black and silver fabric run through his hands as he stared into the flames. </text:p>
      <text:p text:style-name="P239"/>
      <text:p text:style-name="P239">His fingers ran into something on the jacket and he looked down. </text:p>
      <text:p text:style-name="P239"/>
      <text:p text:style-name="P239">In his hand was a large blood stain, caked and dried. </text:p>
      <text:p text:style-name="P239"/>
      <text:p text:style-name="P239">Sudden thoughts ran through his head and he inspected the spot. It <text:span text:style-name="T99">was</text:span><text:span text:style-name="T101"> dried. Very dried in fact. Peering closely at it, he determined that it could have been there for months if not longer. </text:span></text:p>
      <text:p text:style-name="P115"/>
      <text:p text:style-name="P116">The frown on his face grew deeper. Had Odilon been subject to the same trap as he, wandering the island for time unknown?</text:p>
      <text:p text:style-name="P116"/>
      <text:p text:style-name="P116">But it disquieted him. Odilon had made it sound like he and his men had just arrived. </text:p>
      <text:p text:style-name="P116"/>
      <text:p text:style-name="P116">On a whim, he found his hands going through the pockets of the jacket. What he was looking for wasn't exactly clear. Maybe something to clarify what exactly was going on here, what had brought these men here.</text:p>
      <text:p text:style-name="P116"/>
      <text:p text:style-name="P116">And to his surprise, he found just that. </text:p>
      <text:p text:style-name="P116"/>
      <text:p text:style-name="P116">Folded in one of the pockets was an unsealed letter. Fortunately they were not coded war orders and he found he could read the text clear enough.</text:p>
      <text:p text:style-name="P116"/>
      <text:p text:style-name="P240"><text:span text:style-name="T101">It told the </text:span><text:span text:style-name="T108">C</text:span><text:span text:style-name="T101">orporal to take his men along the north bank and meet up </text:span><text:span text:style-name="T108">across the bridge from Merrin's Ford with Corporal Iwan and the Sergeant. One too many disturbances had been reported from the widening of the river. They were to take their men and determine the cause of the disturbances. </text:span></text:p>
      <text:p text:style-name="P117"/>
      <text:p text:style-name="P117">The orders were written to Odilon. He looked down, frowning again at the jacket, and turned it over. </text:p>
      <text:p text:style-name="P117"/>
      <text:p text:style-name="P117">In silver lettering on the inside of the jacket it had Odilon's name. </text:p>
      <text:p text:style-name="P117"/>
      <text:p text:style-name="P117">While he was still trying to understand what he was looking at, a snap of the fire alerted him. The pile of bodies shifted and a hand fell from its perch, knocking the effects from his hands. </text:p>
      <text:p text:style-name="P117"/>
      <text:p text:style-name="P117">Terror seized Tzuras, and he scrambled backwards inelegantly. He stared up at the pile and his eyes widened in horror. </text:p>
      <text:p text:style-name="P117"/>
      <text:p text:style-name="P117">Staring at him, eyes dead and missing, was Odilon. His arm came outstretched, still seeming to clutch at his belongings. And although he could have sword the body did not move, the fire overtook the arm and its contents as he stared, as if asserting ownership, as if dragging the items back to itself. </text:p>
      <text:p text:style-name="P117"><text:soft-page-break/></text:p>
      <text:p text:style-name="P117">The dead eyes stared at him, holes in sockets, asking him what he was going to do now.</text:p>
      <text:p text:style-name="P117"/>
      <text:p text:style-name="P117">He sat, prone, staring at the vision, completely in shock, unbidden thoughts of fire and darkness threatening once again to come back to him. <text:s/></text:p>
      <text:p text:style-name="P117"/>
      <text:p text:style-name="P117">He did not know how long he waited like that, before Quentin's voice shocked him back to his senses.</text:p>
      <text:p text:style-name="P117"/>
      <text:p text:style-name="P117">Now thoroughly disturbed, the elf cast one last glance at the burning pile before stooping to grab his backpack.</text:p>
      <text:p text:style-name="P231"><text:s/></text:p>
      <text:p text:style-name="P229"/>
      <text:p text:style-name="P238"><text:s text:c="2"/></text:p>
      <text:p text:style-name="P242">If Quentin expected to be able to leave, he was sorely mistaken. </text:p>
      <text:p text:style-name="P242"/>
      <text:p text:style-name="P242">He stared out at the water, before looking down at Thella. </text:p>
      <text:p text:style-name="P242"/>
      <text:p text:style-name="P242">“<text:span text:style-name="T209">Uncle. There are no boats here.</text:span>” <text:span text:style-name="T209">She stated. </text:span></text:p>
      <text:p text:style-name="P242"/>
      <text:p text:style-name="P243">He said nothing. Pursed lips aimed out over the waters. </text:p>
      <text:p text:style-name="P243"/>
      <text:p text:style-name="P243">“How are we going to leave if there are no boats?” She wondered outloud. </text:p>
      <text:p text:style-name="P243"/>
      <text:p text:style-name="P243"/>
      <text:p text:style-name="P244">The approach of another person grabbed their attention. </text:p>
      <text:p text:style-name="P244"/>
      <text:p text:style-name="P244">“Oh, its just you.” Quentin said, downcast, to the soldier. </text:p>
      <text:p text:style-name="P244"/>
      <text:p text:style-name="P244">“The boats are gone?” He asked.</text:p>
      <text:p text:style-name="P244"/>
      <text:p text:style-name="P244">“The boats are indeed gone. Perhaps they were never really here to begin with. I'm beginning to understand how this place works.” Quentin said, with a scowl, turning to the soldier.</text:p>
      <text:p text:style-name="P244"/>
      <text:p text:style-name="P244">“As, am I.” Odilon said grimly. “And frankly, I don't believe we will ever be able to find our way out of here.”</text:p>
      <text:p text:style-name="P244"/>
      <text:p text:style-name="P244">Quentin's eyes blazed and he clutched Thella's hand. “How can you say that?”</text:p>
      <text:p text:style-name="P244"/>
      <text:p text:style-name="P244">But the soldier threw up his hands. “Find our way I said. I don't think we can ever find our way. Obviously there is nothing to find. What can you find in emptiness?” He waved cryptically. He returned Quenitn's stern gaze. “But perhaps we can… know our way.”</text:p>
      <text:p text:style-name="P244"/>
      <text:p text:style-name="P245">Quentin did not respond, so the soldier continued.</text:p>
      <text:p text:style-name="P245"/>
      <text:p text:style-name="P245">“I've talked to the elf about this. I have thoughts about this place. It tries to deceive. It tries to trick. It shows images that are impossible and yet presents them as real. Perhaps they are. But at the core of things lie what we know. For instance, I knew this camp would be here, and here we are.”</text:p>
      <text:p text:style-name="P245"/>
      <text:p text:style-name="P245">Quentin looked away from him. “I don't understand what you're getting at. I thought I knew a number <text:soft-page-break/>of things about this place, for instance, how to get to the other side. It tricked us cruelly.”</text:p>
      <text:p text:style-name="P245"/>
      <text:p text:style-name="P245">“Perhaps 'know' was the wrong word. Maybe, something more like… feel? You used that word earlier.”</text:p>
      <text:p text:style-name="P245"/>
      <text:p text:style-name="P245">“I...feel two things about this island. One, there is something causing this. These effects. Something is to blame for it all. And two, it has killed a great number of my men.” Odilon said, with clenched teeth. </text:p>
      <text:p text:style-name="P245"/>
      <text:p text:style-name="P245">Quentin let the man finish what he was saying but then waved his hands. </text:p>
      <text:p text:style-name="P245"/>
      <text:p text:style-name="P245">“I do understand your feelings. <text:span text:style-name="T210">But what I'm trying to do here is get Thella and I to safety, and then to the library. I can't put her in harms way due to revenge. I simply want to leave.</text:span>”</text:p>
      <text:p text:style-name="P245"/>
      <text:p text:style-name="P246">But the soldier gripped his shoulder, much to Quentin's surprise and anger. Before the older man could say anything though, the soldier confronted him, ignoring Thella by his side.</text:p>
      <text:p text:style-name="P246"/>
      <text:p text:style-name="P246">“And do you think you'll just be able to leave? That this place will ever let you out of its grasp? Don't you understand? The world here is at its twisted control. If you seek here, you will find nothing. No escape, no cure, no hope! The only way forward is to feel!” He said forcefully.</text:p>
      <text:p text:style-name="P246"/>
      <text:p text:style-name="P246">Quentin actually wobbled on his feet from the verbal assault. He had just been coming up with a retort when again, for the second time, his mind went blank. He simply stared at the other man's anger. </text:p>
      <text:p text:style-name="P246"/>
      <text:p text:style-name="P246">“I don't know...”</text:p>
      <text:p text:style-name="P246"/>
      <text:p text:style-name="P246">“The only way forward is to confront this thing!”</text:p>
      <text:p text:style-name="P246"/>
      <text:p text:style-name="P246">But the older man just shook his head over and over. </text:p>
      <text:p text:style-name="P246"/>
      <text:p text:style-name="P246">“Damn!” Odilon said, running a hand through his hair. He backed off, fuming. </text:p>
      <text:p text:style-name="P246"/>
      <text:p text:style-name="P246">Suddenly Thella's movement caught his eye.</text:p>
      <text:p text:style-name="P246"/>
      <text:p text:style-name="P246">“What about you? You have a voice don't you?” He crouched down, near the young girl. “You saved me from the waters. You have a say in this; perhaps the most important one. The rest of us are old and full of mistakes. What do you think we should do?”</text:p>
      <text:p text:style-name="P246"/>
      <text:p text:style-name="P246">Thella <text:span text:style-name="T211">initially shied away from the man, but after a moment, something, perhaps the lack of intervention from Quentin, who simply stared downward, changed her mind. </text:span></text:p>
      <text:p text:style-name="P246"/>
      <text:p text:style-name="P246">“<text:span text:style-name="T211">I listened to what you said. I know its not the same, but I want to feel as well. I don't know about the rest though...</text:span>” <text:span text:style-name="T211">She admitted.</text:span></text:p>
      <text:p text:style-name="P245"/>
      <text:p text:style-name="P247">But the soldier took that to be her response. </text:p>
      <text:p text:style-name="P247"/>
      <text:p text:style-name="P247">“Its clear then.” He said straightening. “I know where we need to go, what we need to do.”</text:p>
      <text:p text:style-name="P247"/>
      <text:p text:style-name="P247">At this moment, Tzuras came approaching them as well. </text:p>
      <text:p text:style-name="P245"/>
      <text:p text:style-name="P245">“<text:span text:style-name="T212">Oh, Odilon. You're here as well. Do you think I could talk to Quentin?</text:span>”</text:p>
      <text:p text:style-name="P247"><text:soft-page-break/>But the soldier was in a state of righteous fury.</text:p>
      <text:p text:style-name="P247"/>
      <text:p text:style-name="P247">“<text:span text:style-name="T213">This isn't the time for talking.</text:span>” <text:span text:style-name="T213">He whirled around. “Do you see the waters there? Have you been looking at them?”</text:span></text:p>
      <text:p text:style-name="P247"/>
      <text:p text:style-name="P250">The three others looked surprised at the shore. </text:p>
      <text:p text:style-name="P250"/>
      <text:p text:style-name="P250">It wasn't like Odilon to be this forceful Quentin thought suddenly. <text:span text:style-name="T214">The solider</text:span> had, until this point, been firm but unwilling to argue. <text:span text:style-name="T214">Perhaps seeing his comrades had triggered something in him. He backed up slightly with Thella.</text:span></text:p>
      <text:p text:style-name="P250"/>
      <text:p text:style-name="P250">“<text:span text:style-name="T214">What are you saying? What about the water?” Tzuras asked suspiciously.</text:span></text:p>
      <text:p text:style-name="P250"/>
      <text:p text:style-name="P251">Odilon waved his hand at the shore. </text:p>
      <text:p text:style-name="P251"/>
      <text:p text:style-name="P251">“Can't see much further than a couple of feet into it, right?”</text:p>
      <text:p text:style-name="P251"/>
      <text:p text:style-name="P251">Tzuras and Quentin shared a look. Where was this going?</text:p>
      <text:p text:style-name="P251"/>
      <text:p text:style-name="P251">“No. The fog cover is too thick.”</text:p>
      <text:p text:style-name="P251"/>
      <text:p text:style-name="P251">“Exactly. The fog. Primary inhabitant of this place. Fog is a coverer and an obfuscator. Fog exists to hide the eye from the object. Everything past the fog remains unresolved. Once the fog is lifted, it becomes clarified. But until then, many possibilities are present. They must simply be felt.”</text:p>
      <text:p text:style-name="P251"/>
      <text:p text:style-name="P251">“Where are you going with this? Were you not just talking about action of some sort?” Quentin asked. </text:p>
      <text:p text:style-name="P251"/>
      <text:p text:style-name="P251">“Yes, exactly. A thrust at the very source of this sick magic. And we are going to get to it with its own rules.” He grinned widely at the others. But flagged a bit when they didn't seem to <text:span text:style-name="T215">responsive to his plan. </text:span></text:p>
      <text:p text:style-name="P251"/>
      <text:p text:style-name="P251">“<text:span text:style-name="T216">Don't you see? This can be any water. Anything! Watch: will will alone, I feel that this is not the shore of a river. This is merely an inland pond.</text:span>” <text:span text:style-name="T216">He started wading into the waters.</text:span></text:p>
      <text:p text:style-name="P251"/>
      <text:p text:style-name="P251">“<text:span text:style-name="T216">Hey, wait! You can't do that!” Tzuras warned. “You'll get swept away, just like when we found you!”</text:span></text:p>
      <text:p text:style-name="P251"/>
      <text:p text:style-name="P252">The elf moved to save the man, but Odilon turned around and smiled. </text:p>
      <text:p text:style-name="P252"/>
      <text:p text:style-name="P252">“Do you hear any rush of water?”</text:p>
      <text:p text:style-name="P252"/>
      <text:p text:style-name="P252">The others stopped and looked around. </text:p>
      <text:p text:style-name="P252"/>
      <text:p text:style-name="P252">“No. I don't.” Admitted Quentin. He grew quiet and looked at the mostly fog covered scene around them. “But the damn trees have changed again.”</text:p>
      <text:p text:style-name="P252"/>
      <text:p text:style-name="P252">“Of course. Because we are no longer by the shore. We're next to the pond. You know the one I'm talking about, right Tzuras?” Odilon, started wading with violent action out fo the waters, spraying with each footstep. </text:p>
      <text:p text:style-name="P252"/>
      <text:p text:style-name="P252"><text:soft-page-break/>“I could feel the unnaturalness from it.” He said without thinking, and then caught himself. What was he talking about? Had he been here before? He turned around this way and that. </text:p>
      <text:p text:style-name="P252"/>
      <text:p text:style-name="P252">They had indeed changed locations, he could feel his wards in different locations than before. And before him was a pond. Although Odilon had just existed it, its waters were already still as glass, and dark in dim light of the forest. </text:p>
      <text:p text:style-name="P252"/>
      <text:p text:style-name="P252">“Uh-” Tzuras exhaled suddenly, backing up, a sudden horror taking him. “Not just a pond. <text:span text:style-name="T99">The </text:span><text:span text:style-name="T101">pond!</text:span>”</text:p>
      <text:p text:style-name="P248"/>
      <text:p text:style-name="P248">“<text:span text:style-name="T217">What the hell are you talking about? Damn Elf, stop it with the hysterics.</text:span>”</text:p>
      <text:p text:style-name="P248"/>
      <text:p text:style-name="P253">Tzuras's eyes were still wide but after looking around and not seeing anything he calmed a bit.</text:p>
      <text:p text:style-name="P253"/>
      <text:p text:style-name="P253">“I must have tried to forget about it.” He said, gesturing to the place before them. “<text:span text:style-name="T218">When I wandered this place alone this was the one location I feared to approach. This might actually be the source of things.</text:span>”</text:p>
      <text:p text:style-name="P253"/>
      <text:p text:style-name="P254">Quentin shook his head. “This is wrong, with Thella here? I'm an old man. You seem have a great deal of revulsion for this place, and Odilon? <text:span text:style-name="T219">You… moved us here? This is insane. We're not capable of fighting whatever this is.</text:span>”</text:p>
      <text:p text:style-name="P254"/>
      <text:p text:style-name="P254">“<text:span text:style-name="T219">You think? You two are mages. Together we have a much better chance than my unit ever did.</text:span>”</text:p>
      <text:p text:style-name="P254"/>
      <text:p text:style-name="P255">Tzuras shook his head. “Odilon. This needs to stop. Whatever is going on here.”</text:p>
      <text:p text:style-name="P255"/>
      <text:p text:style-name="P255">Odilon's eyes narrowed to a glare. “What is that supposed to mean? Whats is the deal? You just agreed to help me fight this thing and now you're backing off?”</text:p>
      <text:p text:style-name="P248"/>
      <text:p text:style-name="P248">“<text:span text:style-name="T219">Look. No one is going to fight anything, not when Thella is here.</text:span>”</text:p>
      <text:p text:style-name="P248"/>
      <text:p text:style-name="P248">“<text:span text:style-name="T219">Uncle. I want to help!</text:span>” <text:span text:style-name="T219">Thella protested. But the older man refused to budge. </text:span></text:p>
      <text:p text:style-name="P248"/>
      <text:p text:style-name="P248">“<text:span text:style-name="T220">I can't let you be in harms way. In fact we had better leave.</text:span>”</text:p>
      <text:p text:style-name="P248"/>
      <text:p text:style-name="P249">“<text:span text:style-name="T220">Leave? Just try. Don't you see? This place really isn't that large.” He gestured behind him. “I'd say a mile at best. There literally is nowhere to go.”</text:span></text:p>
      <text:p text:style-name="P249"/>
      <text:p text:style-name="P249">“<text:span text:style-name="T220">Hold on just a damn second here. How do you know that?</text:span>” <text:span text:style-name="T220">Quentin said, catching Thella's arm. </text:span></text:p>
      <text:p text:style-name="P249"/>
      <text:p text:style-name="P249">“<text:span text:style-name="T220">That's the right question, Quentin. I think it would be best if you two got behind me.</text:span>” <text:span text:style-name="T220">And he interposed himself quickly between the two groups. </text:span></text:p>
      <text:p text:style-name="P249"/>
      <text:p text:style-name="P249">“<text:span text:style-name="T221">You.” He pointed at Odilon. “I'm serious. You can drop the act. I know everything. Who are you actually?</text:span>” <text:span text:style-name="T221">His wand appeared in his hand. </text:span></text:p>
      <text:p text:style-name="P249"/>
      <text:p text:style-name="P256">Odilon scowled. “What the hell are you trying to pull here? You know who I am. Who the hell are you?”</text:p>
      <text:p text:style-name="P256"/>
      <text:p text:style-name="P256">“Elf, mind explaining whats you're doing here?” Quentin asked, trying to maneuver himself from <text:soft-page-break/>behind Tzuras. </text:p>
      <text:p text:style-name="P256"/>
      <text:p text:style-name="P256">“Stop old man. This is not Odilon.”</text:p>
      <text:p text:style-name="P256"/>
      <text:p text:style-name="P256">Quentin backed up and brought Thella behind him. “What do you mean?”</text:p>
      <text:p text:style-name="P256"/>
      <text:p text:style-name="P256">“<text:span text:style-name="T222">Just what I say. The blood on the soldiers? That had been there for year. Perhaps longer. This place has no decay, who knows how long they lay there.</text:span>”</text:p>
      <text:p text:style-name="P256"/>
      <text:p text:style-name="P256">“<text:span text:style-name="T222">T-Thats not true!</text:span>” <text:span text:style-name="T222">Odilon protested. “Thats impossible.”</text:span></text:p>
      <text:p text:style-name="P256"/>
      <text:p text:style-name="P256">“<text:span text:style-name="T223">I saw the real Odilon.</text:span>” <text:span text:style-name="T223">Tzuras continued. “He was dead. In the pile with the others. I suspect none of them made it out alive.”</text:span></text:p>
      <text:p text:style-name="P256"/>
      <text:p text:style-name="P256">“<text:span text:style-name="T224">Shut your lying mouth elf! What a load of shit.</text:span>” <text:span text:style-name="T224">He said, anger flaring sudden from within him. His eyes ran over the hilt of the dagger Tzuras had given him.</text:span></text:p>
      <text:p text:style-name="P256"/>
      <text:p text:style-name="P256">“<text:span text:style-name="T224">If you reach for it, I'll cover you in fire before you can take three paces.</text:span>” <text:span text:style-name="T224">Tzuras said, a cold steel having entered his voice. </text:span></text:p>
      <text:p text:style-name="P256"/>
      <text:p text:style-name="P257">Odilon looked up at the elf, anger turning to hatred. </text:p>
      <text:p text:style-name="P257"/>
      <text:p text:style-name="P257">“<text:span text:style-name="T225">What do I have to do to convince you that I am who I say I am?</text:span>”</text:p>
      <text:p text:style-name="P257"/>
      <text:p text:style-name="P259">Tzuras thought furiously. “Fine, we can start easy. Who is your commanding officer?”</text:p>
      <text:p text:style-name="P258"/>
      <text:p text:style-name="P259">“What? I literally told you that.” </text:p>
      <text:p text:style-name="P260"><text:s/></text:p>
      <text:p text:style-name="P260">“<text:span text:style-name="T226">Say it anyways.</text:span>”</text:p>
      <text:p text:style-name="P260"/>
      <text:p text:style-name="P260">“<text:span text:style-name="T226">Sergeant Cyrus.</text:span>”</text:p>
      <text:p text:style-name="P260"/>
      <text:p text:style-name="P260">“<text:span text:style-name="T226">Whats his last name?</text:span>”</text:p>
      <text:p text:style-name="P260"/>
      <text:p text:style-name="P260">“<text:span text:style-name="T226">That is his last name. I don't know his first.</text:span>”</text:p>
      <text:p text:style-name="P260"/>
      <text:p text:style-name="P260">“<text:span text:style-name="T226">Isn't that unusual in the northern military?</text:span>”</text:p>
      <text:p text:style-name="P248"/>
      <text:p text:style-name="P248">“<text:span text:style-name="T226">Yes. But he and I haven't been assigned together for long, this was our first.</text:span>”</text:p>
      <text:p text:style-name="P248"/>
      <text:p text:style-name="P248">“<text:span text:style-name="T227">Where were you born?</text:span>”</text:p>
      <text:p text:style-name="P248"/>
      <text:p text:style-name="P248">“<text:span text:style-name="T227">Illithar.</text:span>”</text:p>
      <text:p text:style-name="P248"/>
      <text:p text:style-name="P248">“<text:span text:style-name="T227">What part?</text:span>”</text:p>
      <text:p text:style-name="P248"/>
      <text:p text:style-name="P248">“<text:span text:style-name="T228">Well, not in the city itself, actually in Hinterwall.</text:span>”</text:p>
      <text:p text:style-name="P248"/>
      <text:p text:style-name="P248">“<text:span text:style-name="T228">Hinterwall, hmm.” The elf thought hard for a moment, dredging up some obscure fact. </text:span></text:p>
      <text:p text:style-name="P248"><text:soft-page-break/>“<text:span text:style-name="T228">Then you should know the name of the only baker in Hinterwall, hmm?</text:span>”</text:p>
      <text:p text:style-name="P248"/>
      <text:p text:style-name="P248">“<text:span text:style-name="T228">Of course I do, her name is Mary Domer.</text:span>”</text:p>
      <text:p text:style-name="P248"/>
      <text:p text:style-name="P248">“<text:span text:style-name="T228">That is not correct. The baker in Hinterwall is a man. I've been there myself.</text:span>” <text:span text:style-name="T228">The elf pointed at Odilon.</text:span></text:p>
      <text:p text:style-name="P248"/>
      <text:p text:style-name="P248">“<text:span text:style-name="T228">No, it is you who are wrong. You must be thinking of Charles, Mary's wife. Is that it? Charles Green.</text:span>”</text:p>
      <text:p text:style-name="P248"/>
      <text:p text:style-name="P261">The elf reluctantly nodded. </text:p>
      <text:p text:style-name="P261"/>
      <text:p text:style-name="P261">“Well you haven't been there is a long time I think. C<text:span text:style-name="T229">h</text:span>arles took ill not two summers ago and when he passed, Mary took back up the bakery, and her last name.”</text:p>
      <text:p text:style-name="P261"/>
      <text:p text:style-name="P262">The elf looked annoyed and decided to press the man further. </text:p>
      <text:p text:style-name="P262"/>
      <text:p text:style-name="P262">“Where were they originally from?”</text:p>
      <text:p text:style-name="P262"/>
      <text:p text:style-name="P262">Odilon would not be defeated. “The South, or at least south lands.”</text:p>
      <text:p text:style-name="P262"/>
      <text:p text:style-name="P262">“<text:span text:style-name="T230">What kind of good are they known for?</text:span>”</text:p>
      <text:p text:style-name="P262"/>
      <text:p text:style-name="P262">“<text:span text:style-name="T230">A spiral sticky bun.</text:span>”</text:p>
      <text:p text:style-name="P262"/>
      <text:p text:style-name="P263">The elf looked concerned. He ws quite sure that Odilon was a fake, but how would he know all this unless he was real? The elf was drawing heavily on a previous visit, and thought he had Oldion in the bag. </text:p>
      <text:p text:style-name="P263"/>
      <text:p text:style-name="P263">“Fine! What is the secret ingredient they use in their buns?”</text:p>
      <text:p text:style-name="P263"/>
      <text:p text:style-name="P263">Odilon threw his hand aside in disgust.</text:p>
      <text:p text:style-name="P263"/>
      <text:p text:style-name="P263">“What purpose are these questions? You really don't think I am myself? Fool! I have no idea you you came across this knowledge, but I happen to know that they use a type of southern spiced clove in combination with salt.”</text:p>
      <text:p text:style-name="P263"/>
      <text:p text:style-name="P263">“How do you know that!” Tzuras thundered. “I saw you dead in that pile!”</text:p>
      <text:p text:style-name="P263"/>
      <text:p text:style-name="P263">Odilon drew up closer to the elf, equally enraged. “Do you not understand I was a child there? I worked in their bakery for three seasons. They taught me how to make the buns. How dare you imply I am anyone other than I am!”</text:p>
      <text:p text:style-name="P263"/>
      <text:p text:style-name="P264">“<text:span text:style-name="T231">Step back dopelganger!</text:span>” <text:span text:style-name="T231">Tzuras threatened with his wand.</text:span></text:p>
      <text:p text:style-name="P264"/>
      <text:p text:style-name="P266">“Hey! Don't hurt him!” Thella yelled. Quentin dragged her behind him even more. </text:p>
      <text:p text:style-name="P263"/>
      <text:p text:style-name="P265">Odilon did back up, <text:span text:style-name="T232">but remained aggressive in posture. </text:span></text:p>
      <text:p text:style-name="P265"/>
      <text:p text:style-name="P265">“<text:span text:style-name="T233">Tzuras, I'm sure you saw what you said, but can you be certain it wasn't this place and its tricks?</text:span>”</text:p>
      <text:p text:style-name="P265"><text:soft-page-break/></text:p>
      <text:p text:style-name="P267">Doubt visibly crept into Tzuras's mind.</text:p>
      <text:p text:style-name="P267"/>
      <text:p text:style-name="P267">“I'm sure we can work though this.” <text:span text:style-name="T234">Quentin said to both parties. </text:span></text:p>
      <text:p text:style-name="P267"/>
      <text:p text:style-name="P268">But Tzuras had other plans. </text:p>
      <text:p text:style-name="P268"/>
      <text:p text:style-name="P268">“Odilon. Take off the bandages on your arm.”</text:p>
      <text:p text:style-name="P268"/>
      <text:p text:style-name="P268">The soldier frowned. “Why the hell would I do that?”</text:p>
      <text:p text:style-name="P268"/>
      <text:p text:style-name="P268">“Do what I ask, and it will exonerate you.” he turned slightly to Quentin and explained, “When I looked after him earlier I thought something was odd with his arm. At the time, I thought I was just out of it, seeing things in the dark. But now I know what I saw. Take the bandages off!”</text:p>
      <text:p text:style-name="P268"/>
      <text:p text:style-name="P268">“Not a chance elf! It will merely open up the wound.”</text:p>
      <text:p text:style-name="P268"/>
      <text:p text:style-name="P268">“I promise you I will mend it.”</text:p>
      <text:p text:style-name="P268"/>
      <text:p text:style-name="P268">“I don't trust you.” Odilon returned.</text:p>
      <text:p text:style-name="P268"/>
      <text:p text:style-name="P268">“I promise <text:span text:style-name="T99">I </text:span><text:span text:style-name="T101">will mend it.</text:span>” Quentin added.</text:p>
      <text:p text:style-name="P268"/>
      <text:p text:style-name="P268">Odilon regarded the old man. “Ah, so you're taking his side?” He pointed at the elf. “<text:span text:style-name="T235">Really? Taking the side of an elf over a human?</text:span>”</text:p>
      <text:p text:style-name="P268"/>
      <text:p text:style-name="P269">But Quentin just laughed morosely. “Oh, its clear you know nothing about me. Take the bandages off. I swear I'll fix whatever is under there, if I can.”</text:p>
      <text:p text:style-name="P269"/>
      <text:p text:style-name="P270">Odilon's anger suddenly turned to fear. He looked wildly from Tzuras to Quentin. </text:p>
      <text:p text:style-name="P270"/>
      <text:p text:style-name="P270">“Screw that! You can't tell me what to do!” The soldier made as if to run.</text:p>
      <text:p text:style-name="P270"/>
      <text:p text:style-name="P270">“Like hell I can't!” Tzuras shouted, swirling patterns with his wand.</text:p>
      <text:p text:style-name="P270"/>
      <text:p text:style-name="P270">From the ground vines conjured into being which quickly wound their way around the soldier's leg as he went to run. He toppled over into the mud beside the pond.</text:p>
      <text:p text:style-name="P270"/>
      <text:p text:style-name="P270">“<text:span text:style-name="T236">Turn around!</text:span>” <text:span text:style-name="T236">Tzuras ordered. “Take the damn bandages off.”</text:span></text:p>
      <text:p text:style-name="P270"/>
      <text:p text:style-name="P270">“<text:span text:style-name="T237">Fuck you!</text:span>” <text:span text:style-name="T237">The soldier cried out, and went to draw his knife with his other hand. </text:span></text:p>
      <text:p text:style-name="P270"/>
      <text:p text:style-name="P270">“<text:span text:style-name="T238">Enough!</text:span>” <text:span text:style-name="T238">Quentin yelled. “Corporal Odilon, drop your weapon!” And this time, as the words exited his mouth, they came with an inescapable force tied to them. </text:span></text:p>
      <text:p text:style-name="P270"/>
      <text:p text:style-name="P271">The soldier only had a brief second to see that the older man had his book open, <text:span text:style-name="T239">before he felt compelled to drop his dagger. The weapon landed with a thin splat into the mud.</text:span></text:p>
      <text:p text:style-name="P271"/>
      <text:p text:style-name="P272">He let out a dull groan, <text:span text:style-name="T240">anticipating what the man was about to ask him.</text:span></text:p>
      <text:p text:style-name="P272"><text:soft-page-break/>“<text:span text:style-name="T240">Corporal Odilon. Take the bandages off your hand.”</text:span></text:p>
      <text:p text:style-name="P271"/>
      <text:p text:style-name="P273">Odilon <text:span text:style-name="T246">grimaced</text:span> and looked at his bandaged hand. </text:p>
      <text:p text:style-name="P273"/>
      <text:p text:style-name="P273">His free hand started to move towards it. </text:p>
      <text:p text:style-name="P273"/>
      <text:p text:style-name="P273">“No!” He cried out with horror, <text:span text:style-name="T242">his face pale.</text:span></text:p>
      <text:p text:style-name="P273"/>
      <text:p text:style-name="P273">With palpable effort he slowed the advance of his now uncontrollable hand. It trembled with force, bidden from forces both mechanical and magical. <text:span text:style-name="T243">Sweat beaded down his face.</text:span></text:p>
      <text:p text:style-name="P273"/>
      <text:p text:style-name="P273">“No! Gods. What are you making me do? Quentin! No please!”</text:p>
      <text:p text:style-name="P273"/>
      <text:p text:style-name="P273">Thella tugged at Quentin's shirt. “Uncle, don't hurt him!”</text:p>
      <text:p text:style-name="P273"/>
      <text:p text:style-name="P273">But Quentin's face was cold. “This won't hurt him, Thella. At least not <text:span text:style-name="T244">physically.</text:span>”</text:p>
      <text:p text:style-name="P273"/>
      <text:p text:style-name="P273">He reasserted his stance and the pages of his book fluttered. “I said: 'Corporal Odilon, take the bandages <text:span text:style-name="T245">off</text:span> your hand.'”</text:p>
      <text:p text:style-name="P273"/>
      <text:p text:style-name="P274">The physical gave way to the mental. The <text:span text:style-name="T246">soldiers</text:span> hand removed the bandages. </text:p>
      <text:p text:style-name="P274"/>
      <text:p text:style-name="P274">The elf looked curiously on. </text:p>
      <text:p text:style-name="P274"/>
      <text:p text:style-name="P275">Thella covered her mouth. “Uncle whats wrong with his arm?”</text:p>
      <text:p text:style-name="P275"/>
      <text:p text:style-name="P275">Quentin was grim in triumph, <text:span text:style-name="T241">merely shaking his head. He released the magic.</text:span></text:p>
      <text:p text:style-name="P275"/>
      <text:p text:style-name="P276">Odilon tried to cover his arm again after the magic lessened but by the looks on their face, it was too late. </text:p>
      <text:p text:style-name="P276"/>
      <text:p text:style-name="P276">The deep gash caused by the monster during the night still lay fresh. The laceration his not healed. In fact, the skin still lay open. However, instead of blood, there lay nothing but an unknown white material behind the skin. It looked nothing like bone, regardless of the lack of muscle or other intervening layers that should have existed. It was distinctly inhuman.</text:p>
      <text:p text:style-name="P276"/>
      <text:p text:style-name="P276">“What is wrong with your arm Odilon?” Quentin asked, perhaps almost menacingly.</text:p>
      <text:p text:style-name="P276"/>
      <text:p text:style-name="P276">Odilon was still shocked and scared himself. </text:p>
      <text:p text:style-name="P276"/>
      <text:p text:style-name="P276">“I-I really don't know. I was as shocked as you were. Why is there not flesh in my arm?” He held the offending appendage out for them to see.</text:p>
      <text:p text:style-name="P276"/>
      <text:p text:style-name="P276">“<text:span text:style-name="T247">Ha. I trust you very little. Perhaps you are in league with the forces of this island?</text:span>” <text:span text:style-name="T247">Tzuras said with scorn. “We helped you! Did you kill the others?”</text:span></text:p>
      <text:p text:style-name="P276"/>
      <text:p text:style-name="P277">Odilon dropped to his knees and began to weep. </text:p>
      <text:p text:style-name="P277"/>
      <text:p text:style-name="P277">The gesture was so unexpected from the others, that they did not respond. The sudden hostile air was <text:soft-page-break/>broken. It was clear that Odilon was as confused as the rest of them. Moreso because it was his own body in question.</text:p>
      <text:p text:style-name="P277"/>
      <text:p text:style-name="P277">“You've got to believe me. I did not kill the others. I don't know whats going on, but I was truly horrified when I found out what had happened.”</text:p>
      <text:p text:style-name="P277"/>
      <text:p text:style-name="P277">Tzuras still had questions however. </text:p>
      <text:p text:style-name="P277"/>
      <text:p text:style-name="P277">“And what about the other Odilon I saw. Did you see him too?”</text:p>
      <text:p text:style-name="P277"/>
      <text:p text:style-name="P277">“I-I hoped it was just the island playing tricks on me, like you said. After all, how would any one of you react if you saw your own dead body before you? I don't know what I should say or what I can do to convince you that I am who I say I am. I am Odilon!”</text:p>
      <text:p text:style-name="P277"/>
      <text:p text:style-name="P277">Tzuras was about to say something, but Quentin cut him off. </text:p>
      <text:p text:style-name="P277"/>
      <text:p text:style-name="P277">“It was very interesting that my magic worked on you. I had not thought about it in the moment, but I called you by your name, Odilon, and the spell of command took hold. Were you not Odilon, you would not have been affected.”</text:p>
      <text:p text:style-name="P277"/>
      <text:p text:style-name="P278">Quentin puzzled over this.</text:p>
      <text:p text:style-name="P278"/>
      <text:p text:style-name="P278">“And you did know of Hinterwall. I am at a loss. You seem to be Odilon, yet your body is clearly not human. <text:span text:style-name="T248">What is that material anyway?”<text:line-break/></text:span></text:p>
      <text:p text:style-name="P278">“<text:span text:style-name="T248">I don't know.” Odilon said, showing his arm again. “I've actually tried not to think about it.” He admitted.</text:span></text:p>
      <text:p text:style-name="P278"/>
      <text:p text:style-name="P279">A chill wind reminded them where they were. </text:p>
      <text:p text:style-name="P279"/>
      <text:p text:style-name="P279">“But does this truly change anything? We are here, in the proverbial lion's den. Its clear this island has no intension of releasing its secrets. I still thin the best way forward is to force them from it.”</text:p>
      <text:p text:style-name="P279"/>
      <text:p text:style-name="P279">Now it was Tzuras who grew silent.</text:p>
      <text:p text:style-name="P279"/>
      <text:p text:style-name="P279">But Quentin nodded slowly. “Well, your nature is somewhat clearer now, if not fully revealed. Perhaps as you say, this changes little in the immediate term. <text:span text:style-name="T249">So, likely-Odilon, </text:span>what do you suggest? This pond is of some importance?”</text:p>
      <text:p text:style-name="P279"/>
      <text:p text:style-name="P280">Tzuras and Odilon nodded. </text:p>
      <text:p text:style-name="P280"/>
      <text:p text:style-name="P280">“This is the focus point. Here and actually right over there. There is a fissure in the rock behind the pond. I can't believe you haven't felt it already. Its honestly almost overwhelming.”</text:p>
      <text:p text:style-name="P280"/>
      <text:p text:style-name="P280">“<text:span text:style-name="T250">Hmm. And what do you feel from it?</text:span>” <text:span text:style-name="T251">Quentin questioned.</text:span></text:p>
      <text:p text:style-name="P280"/>
      <text:p text:style-name="P280">“...<text:span text:style-name="T251">Nothing</text:span>” <text:span text:style-name="T251">Tzuras responded. “Not just the lack of things, empty space, but the conspicuous lack of any substance at all, like a gaping void. Strangely still and likely hazardous.”</text:span> </text:p>
      <text:p text:style-name="P218"/>
      <text:p text:style-name="P218"><text:soft-page-break/>“<text:span text:style-name="T252">And you suggest entering it?</text:span>” <text:span text:style-name="T252">Quentin asked, clearly concerned.</text:span></text:p>
      <text:p text:style-name="P218"/>
      <text:p text:style-name="P218">“<text:span text:style-name="T252">Well, its the only place of importance we've found on this island, and it does seem to be linked to its strange properties. I feel it as well, something right beyond eyesight within that fissure. Yet to me it seems different than what Tzuras described. I am no magic user, this vocabulary is foreign to me.</text:span>” <text:span text:style-name="T252">Odilon apologized. “I propose we enter work from there.”</text:span></text:p>
      <text:p text:style-name="P218"/>
      <text:p text:style-name="P281">But Quentin shook his head. “Thats not a plan. Thats the lack of one. We have no idea what capabilities this force has, which has shrouded the island. It is certainly not something pleasant. It seems inactive now, but, to believe your story, it killed your fellow soldiers. We all saw and felt that monster from earlier as well. This is too dangerous for Thella.” </text:p>
      <text:p text:style-name="P281"/>
      <text:p text:style-name="P281">But although he had made the decision, and made to turn around, he had forgotten to keep hold of the child's hand during Odilon's reveal. </text:p>
      <text:p text:style-name="P281"/>
      <text:p text:style-name="P281">She had found a thin lip of rock around the side of the pond and was edging her way around. </text:p>
      <text:p text:style-name="P281"/>
      <text:p text:style-name="P281">“Thella! What are you doing?!” Quentin yelled. </text:p>
      <text:p text:style-name="P281"/>
      <text:p text:style-name="P282">The masked girl turned to face them, the smooth white face hiding her emotions. “It feels like this is right. Sorry Uncle. <text:span text:style-name="T253">I want to get off this island</text:span>!” <text:span text:style-name="T253">She started edging the rest of the way around the pond.</text:span></text:p>
      <text:p text:style-name="P282"/>
      <text:p text:style-name="P282">“<text:span text:style-name="T254">Stop!</text:span>” <text:span text:style-name="T254">He shouted. And made after her. </text:span></text:p>
      <text:p text:style-name="P282"/>
      <text:p text:style-name="P283">The other two followed him.</text:p>
      <text:p text:style-name="P283"/>
      <text:p text:style-name="P283">So frantically did the three follow the girl that they never <text:span text:style-name="T261">noticed</text:span> the slow dying of the light, nor the thick swirling, creeping fog which now made its way across the still pond. The air which propelled them was as still as the last breath of a dead man, and made no sound, yet the fog still moved, lifeless and yet moving. </text:p>
      <text:p text:style-name="P283"/>
      <text:p text:style-name="P285">Thella approached the ravine. A part of her still stared at it, terrified. Its broken rock mouth gaped open, the inside a mystery of shadow and fog. The edges of the rock were sharp and shattered, cracks radiated through the once solid stone. Yet it also beckoned. The curiosity of the unknown, and perhaps the fear of the <text:span text:style-name="T257">nothingness</text:span> within combined into a singular emotion. As a man might look into the darkened abyss of a fathomless ocean, and consider both the existential dread of its <text:span text:style-name="T257">vast</text:span> expanse and yet be <text:span text:style-name="T257">intrigued</text:span> by the secrets of its dread depth, so to did Thella stare at the opening. </text:p>
      <text:p text:style-name="P285"/>
      <text:p text:style-name="P285">Before her, <text:span text:style-name="T257">conscious of it</text:span> or not, was the door to a great unknown. The ability and will for her to walk towards it, and then inside it, only spoke to her conviction and her desire to, for one moment in her <text:span text:style-name="T257">suddenly and inescapably</text:span> bleak life, determine her own destiny, free from Quentin, and the clutches of her horrible disease. And so, walk inside she did.</text:p>
      <text:p text:style-name="P285"/>
      <text:p text:style-name="P285">The other three were right behind her and also felt the <text:span text:style-name="T258">disturbing</text:span> power of the place. Yet so driven was Quentin by his love and pact made <text:span text:style-name="T258">for Thella's sake</text:span>, that his <text:span text:style-name="T258">old</text:span> feet never slowed. He <text:span text:style-name="T259">disappeared</text:span> right after her, calling her name.</text:p>
      <text:p text:style-name="P285"/>
      <text:p text:style-name="P285">Odilon and Tzuras stopped, each feeling the grave force upon them. At once, they looked at one <text:soft-page-break/>another, their differences aside now in this strange and alien domain. Should they stay or should they enter? The outcome was indeterminate. The risk was extraordinary. They shared that glance, and in it was the <text:span text:style-name="T260">remnant</text:span> of the <text:span text:style-name="T260">conversation</text:span> they had earlier in the camp, when they had both agreed to find and destroy whatever power had set itself on the island. Despite being tested by Odilon's strange nature, that feeling remained. They entered the mist as well, and were lost in it. </text:p>
      <text:p text:style-name="P285"/>
      <text:p text:style-name="P285"/>
      <text:p text:style-name="P285"/>
      <text:p text:style-name="P283"/>
      <text:p text:style-name="P284">&lt;Odilon hallicuniates himself falling apart&gt;</text:p>
      <text:p text:style-name="P284"/>
      <text:p text:style-name="P284">&lt;Thella sees herslef being abandoned by her parents and Quentin, loosing all feeling&gt;</text:p>
      <text:p text:style-name="P284"/>
      <text:p text:style-name="P284">&lt;Quentin looses himself and his mind, <text:span text:style-name="T255">the memories are too painful so he chooses to forget them</text:span>&gt;</text:p>
      <text:p text:style-name="P284"/>
      <text:p text:style-name="P284">&lt;<text:span text:style-name="T256">Tzuras sees the fires of the Fall, and the resulting desert</text:span>&gt;</text:p>
      <text:p text:style-name="P281"/>
      <text:p text:style-name="P281"/>
      <text:p text:style-name="P218"/>
      <text:p text:style-name="P218"/>
      <text:p text:style-name="P215"/>
      <text:p text:style-name="P215"><text:s/></text:p>
      <text:p text:style-name="P212"/>
      <text:p text:style-name="P212"/>
      <text:p text:style-name="P207"/>
      <text:p text:style-name="P207"/>
      <text:p text:style-name="P204"/>
      <text:p text:style-name="P204"/>
      <text:p text:style-name="P195"/>
      <text:p text:style-name="P195"/>
      <text:p text:style-name="P191"/>
      <text:p text:style-name="P191"><text:s text:c="2"/></text:p>
      <text:p text:style-name="P185"/>
      <text:p text:style-name="P185"/>
      <text:p text:style-name="P183"/>
      <text:p text:style-name="P183"/>
      <text:p text:style-name="P183"/>
      <text:p text:style-name="P1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9-08T23:12:13.801000000</dc:date>
    <meta:editing-duration>P1DT17H38M36S</meta:editing-duration>
    <meta:editing-cycles>388</meta:editing-cycles>
    <meta:generator>LibreOffice/5.0.5.2$Windows_X86_64 LibreOffice_project/55b006a02d247b5f7215fc6ea0fde844b30035b3</meta:generator>
    <meta:document-statistic meta:table-count="0" meta:image-count="0" meta:object-count="0" meta:page-count="64" meta:paragraph-count="1102" meta:word-count="27474" meta:character-count="149697" meta:non-whitespace-character-count="122837"/>
  </office:meta>
</office:document-meta>
</file>